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N20030" number:language="pt" number:country="B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0037"/>
    <style:style style:name="ce2" style:family="table-cell" style:parent-style-name="Default" style:data-style-name="N20030"/>
    <style:style style:name="ce3" style:family="table-cell" style:parent-style-name="Default" style:data-style-name="N43"/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 table:print-ranges="Sheet2.A1:Sheet2.A1048576">
        <table:shapes>
          <draw:frame draw:z-index="0" draw:style-name="gr1" draw:text-style-name="P1" svg:width="1223.77pt" svg:height="506.18pt" svg:x="230.06pt" svg:y="2.32pt">
            <loext:p draw:notify-on-update-of-ranges="Sheet2.E1:Sheet2.E1 Sheet2.E2:Sheet2.E239 Sheet2.F1:Sheet2.F1 Sheet2.F2:Sheet2.F239 Sheet2.E1:Sheet2.E1 Sheet2.E2:Sheet2.E239 Sheet2.G1:Sheet2.G1 Sheet2.G2:Sheet2.G239 Sheet2.E1:Sheet2.E1 Sheet2.E2:Sheet2.E239 Sheet2.H1:Sheet2.H1 Sheet2.H2:Sheet2.H239 Sheet2.E1:Sheet2.E1 Sheet2.E2:Sheet2.E239 Sheet2.I1:Sheet2.I1 Sheet2.I2:Sheet2.I239 Sheet2.E1:Sheet2.E1 Sheet2.E2:Sheet2.E239 Sheet2.J1:Sheet2.J1 Sheet2.J2:Sheet2.J239 Sheet2.E1:Sheet2.E1 Sheet2.E2:Sheet2.E239 Sheet2.K1:Sheet2.K1 Sheet2.K2:Sheet2.K239 Sheet2.E1:Sheet2.E1 Sheet2.E2:Sheet2.E239 Sheet2.L1:Sheet2.L1 Sheet2.L2:Sheet2.L239 Sheet2.E1:Sheet2.E1 Sheet2.E2:Sheet2.E239 Sheet2.M1:Sheet2.M1 Sheet2.M2:Sheet2.M239 Sheet2.E1:Sheet2.E1 Sheet2.E2:Sheet2.E239 Sheet2.N1:Sheet2.N1 Sheet2.N2:Sheet2.N2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3" table:default-cell-style-name="ce2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3"/>
          <table:table-cell table:style-name="ce4" table:number-columns-repeated="2"/>
          <table:table-cell table:style-name="ce4" office:value-type="string" calcext:value-type="string">
            <text:p>TIME</text:p>
          </table:table-cell>
          <table:table-cell office:value-type="string" calcext:value-type="string">
            <text:p>ZONE1</text:p>
          </table:table-cell>
          <table:table-cell office:value-type="string" calcext:value-type="string">
            <text:p>ZONE2</text:p>
          </table:table-cell>
          <table:table-cell office:value-type="string" calcext:value-type="string">
            <text:p>ZONE3</text:p>
          </table:table-cell>
          <table:table-cell office:value-type="string" calcext:value-type="string">
            <text:p>ZONE4</text:p>
          </table:table-cell>
          <table:table-cell office:value-type="string" calcext:value-type="string">
            <text:p>ZONE5</text:p>
          </table:table-cell>
          <table:table-cell table:style-name="Default" office:value-type="string" calcext:value-type="string">
            <text:p>ZONE6</text:p>
          </table:table-cell>
          <table:table-cell table:style-name="Default" office:value-type="string" calcext:value-type="string">
            <text:p>ZONE7</text:p>
          </table:table-cell>
          <table:table-cell office:value-type="string" calcext:value-type="string">
            <text:p>ZONE8</text:p>
          </table:table-cell>
          <table:table-cell office:value-type="string" calcext:value-type="string">
            <text:p>ZONE9</text:p>
          </table:table-cell>
        </table:table-row>
        <table:table-row table:style-name="ro1">
          <table:table-cell table:style-name="ce1" office:value-type="string" calcext:value-type="string">
            <text:p>1/Jan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D2]+0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1/Jan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D3]+1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1/Jan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D4]+2"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string" calcext:value-type="string">
            <text:p>1/Jan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D5]+3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string" calcext:value-type="string">
            <text:p>1/Jan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D6]+4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string" calcext:value-type="string">
            <text:p>1/Jan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D7]+5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string" calcext:value-type="string">
            <text:p>1/Jan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D8]+6"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1/Jan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D9]+7" office:value-type="float" office:value="8" calcext:value-type="float">
            <text:p>8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1/Jan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D10]+8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1/Jan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D11]+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15/Jan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12]*10" office:value-type="float" office:value="150" calcext:value-type="float">
            <text:p>150</text:p>
          </table:table-cell>
          <table:table-cell table:style-name="ce4" table:formula="of:=[.D12]+0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15/Jan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13]*10" office:value-type="float" office:value="150" calcext:value-type="float">
            <text:p>150</text:p>
          </table:table-cell>
          <table:table-cell table:style-name="ce4" table:formula="of:=[.D13]+1"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string" calcext:value-type="string">
            <text:p>15/Jan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14]*10" office:value-type="float" office:value="150" calcext:value-type="float">
            <text:p>150</text:p>
          </table:table-cell>
          <table:table-cell table:style-name="ce4" table:formula="of:=[.D14]+2" office:value-type="float" office:value="152" calcext:value-type="float">
            <text:p>152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string" calcext:value-type="string">
            <text:p>15/Jan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15]*10" office:value-type="float" office:value="150" calcext:value-type="float">
            <text:p>150</text:p>
          </table:table-cell>
          <table:table-cell table:style-name="ce4" table:formula="of:=[.D15]+3"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string" calcext:value-type="string">
            <text:p>15/Jan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16]*10" office:value-type="float" office:value="150" calcext:value-type="float">
            <text:p>150</text:p>
          </table:table-cell>
          <table:table-cell table:style-name="ce4" table:formula="of:=[.D16]+4"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string" calcext:value-type="string">
            <text:p>15/Jan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17]*10" office:value-type="float" office:value="150" calcext:value-type="float">
            <text:p>150</text:p>
          </table:table-cell>
          <table:table-cell table:style-name="ce4" table:formula="of:=[.D17]+5"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15/Jan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18]*10" office:value-type="float" office:value="150" calcext:value-type="float">
            <text:p>150</text:p>
          </table:table-cell>
          <table:table-cell table:style-name="ce4" table:formula="of:=[.D18]+6" office:value-type="float" office:value="156" calcext:value-type="float">
            <text:p>15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15/Jan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19]*10" office:value-type="float" office:value="150" calcext:value-type="float">
            <text:p>150</text:p>
          </table:table-cell>
          <table:table-cell table:style-name="ce4" table:formula="of:=[.D19]+7" office:value-type="float" office:value="157" calcext:value-type="float">
            <text:p>15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15/Jan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20]*10" office:value-type="float" office:value="150" calcext:value-type="float">
            <text:p>150</text:p>
          </table:table-cell>
          <table:table-cell table:style-name="ce4" table:formula="of:=[.D20]+8"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5/Jan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C21]*10" office:value-type="float" office:value="150" calcext:value-type="float">
            <text:p>150</text:p>
          </table:table-cell>
          <table:table-cell table:style-name="ce4" table:formula="of:=[.D21]+9"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1/Feb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C22]*10" office:value-type="float" office:value="320" calcext:value-type="float">
            <text:p>320</text:p>
          </table:table-cell>
          <table:table-cell table:style-name="ce4" table:formula="of:=[.D22]+0"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1/Feb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C23]*10" office:value-type="float" office:value="320" calcext:value-type="float">
            <text:p>320</text:p>
          </table:table-cell>
          <table:table-cell table:style-name="ce4" table:formula="of:=[.D23]+1" office:value-type="float" office:value="321" calcext:value-type="float">
            <text:p>3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1/Feb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C24]*10" office:value-type="float" office:value="320" calcext:value-type="float">
            <text:p>320</text:p>
          </table:table-cell>
          <table:table-cell table:style-name="ce4" table:formula="of:=[.D24]+2" office:value-type="float" office:value="322" calcext:value-type="float">
            <text:p>32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string" calcext:value-type="string">
            <text:p>1/Feb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C25]*10" office:value-type="float" office:value="320" calcext:value-type="float">
            <text:p>320</text:p>
          </table:table-cell>
          <table:table-cell table:style-name="ce4" table:formula="of:=[.D25]+3"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1/Feb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C26]*10" office:value-type="float" office:value="320" calcext:value-type="float">
            <text:p>320</text:p>
          </table:table-cell>
          <table:table-cell table:style-name="ce4" table:formula="of:=[.D26]+4"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string" calcext:value-type="string">
            <text:p>1/Feb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C27]*10" office:value-type="float" office:value="320" calcext:value-type="float">
            <text:p>320</text:p>
          </table:table-cell>
          <table:table-cell table:style-name="ce4" table:formula="of:=[.D27]+5" office:value-type="float" office:value="325" calcext:value-type="float">
            <text:p>3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1/Feb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C28]*10" office:value-type="float" office:value="320" calcext:value-type="float">
            <text:p>320</text:p>
          </table:table-cell>
          <table:table-cell table:style-name="ce4" table:formula="of:=[.D28]+6" office:value-type="float" office:value="326" calcext:value-type="float">
            <text:p>3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1/Feb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C29]*10" office:value-type="float" office:value="320" calcext:value-type="float">
            <text:p>320</text:p>
          </table:table-cell>
          <table:table-cell table:style-name="ce4" table:formula="of:=[.D29]+7" office:value-type="float" office:value="327" calcext:value-type="float">
            <text:p>32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string" calcext:value-type="string">
            <text:p>1/Feb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C30]*10" office:value-type="float" office:value="320" calcext:value-type="float">
            <text:p>320</text:p>
          </table:table-cell>
          <table:table-cell table:style-name="ce4" table:formula="of:=[.D30]+8" office:value-type="float" office:value="328" calcext:value-type="float">
            <text:p>328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1/Feb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C31]*10" office:value-type="float" office:value="320" calcext:value-type="float">
            <text:p>320</text:p>
          </table:table-cell>
          <table:table-cell table:style-name="ce4" table:formula="of:=[.D31]+9" office:value-type="float" office:value="329" calcext:value-type="float">
            <text:p>32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15/Feb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C32]*10" office:value-type="float" office:value="460" calcext:value-type="float">
            <text:p>460</text:p>
          </table:table-cell>
          <table:table-cell table:style-name="ce4" table:formula="of:=[.D32]+0"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15/Feb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C33]*10" office:value-type="float" office:value="460" calcext:value-type="float">
            <text:p>460</text:p>
          </table:table-cell>
          <table:table-cell table:style-name="ce4" table:formula="of:=[.D33]+1" office:value-type="float" office:value="461" calcext:value-type="float">
            <text:p>46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15/Feb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C34]*10" office:value-type="float" office:value="460" calcext:value-type="float">
            <text:p>460</text:p>
          </table:table-cell>
          <table:table-cell table:style-name="ce4" table:formula="of:=[.D34]+2" office:value-type="float" office:value="462" calcext:value-type="float">
            <text:p>46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15/Feb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C35]*10" office:value-type="float" office:value="460" calcext:value-type="float">
            <text:p>460</text:p>
          </table:table-cell>
          <table:table-cell table:style-name="ce4" table:formula="of:=[.D35]+3" office:value-type="float" office:value="463" calcext:value-type="float">
            <text:p>46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string" calcext:value-type="string">
            <text:p>15/Feb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C36]*10" office:value-type="float" office:value="460" calcext:value-type="float">
            <text:p>460</text:p>
          </table:table-cell>
          <table:table-cell table:style-name="ce4" table:formula="of:=[.D36]+4"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string" calcext:value-type="string">
            <text:p>15/Feb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C37]*10" office:value-type="float" office:value="460" calcext:value-type="float">
            <text:p>460</text:p>
          </table:table-cell>
          <table:table-cell table:style-name="ce4" table:formula="of:=[.D37]+5" office:value-type="float" office:value="465" calcext:value-type="float">
            <text:p>46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15/Feb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C38]*10" office:value-type="float" office:value="460" calcext:value-type="float">
            <text:p>460</text:p>
          </table:table-cell>
          <table:table-cell table:style-name="ce4" table:formula="of:=[.D38]+6" office:value-type="float" office:value="466" calcext:value-type="float">
            <text:p>466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string" calcext:value-type="string">
            <text:p>15/Feb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C39]*10" office:value-type="float" office:value="460" calcext:value-type="float">
            <text:p>460</text:p>
          </table:table-cell>
          <table:table-cell table:style-name="ce4" table:formula="of:=[.D39]+7" office:value-type="float" office:value="467" calcext:value-type="float">
            <text:p>46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15/Feb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C40]*10" office:value-type="float" office:value="460" calcext:value-type="float">
            <text:p>460</text:p>
          </table:table-cell>
          <table:table-cell table:style-name="ce4" table:formula="of:=[.D40]+8" office:value-type="float" office:value="468" calcext:value-type="float">
            <text:p>468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15/Feb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C41]*10" office:value-type="float" office:value="460" calcext:value-type="float">
            <text:p>460</text:p>
          </table:table-cell>
          <table:table-cell table:style-name="ce4" table:formula="of:=[.D41]+9" office:value-type="float" office:value="469" calcext:value-type="float">
            <text:p>46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1/Mar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C42]*10" office:value-type="float" office:value="600" calcext:value-type="float">
            <text:p>600</text:p>
          </table:table-cell>
          <table:table-cell table:style-name="ce4" table:formula="of:=[.D42]+0" office:value-type="float" office:value="600" calcext:value-type="float">
            <text:p>600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string" calcext:value-type="string">
            <text:p>1/Mar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C43]*10" office:value-type="float" office:value="600" calcext:value-type="float">
            <text:p>600</text:p>
          </table:table-cell>
          <table:table-cell table:style-name="ce4" table:formula="of:=[.D43]+1" office:value-type="float" office:value="601" calcext:value-type="float">
            <text:p>60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1/Mar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C44]*10" office:value-type="float" office:value="600" calcext:value-type="float">
            <text:p>600</text:p>
          </table:table-cell>
          <table:table-cell table:style-name="ce4" table:formula="of:=[.D44]+2" office:value-type="float" office:value="602" calcext:value-type="float">
            <text:p>60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string" calcext:value-type="string">
            <text:p>1/Mar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C45]*10" office:value-type="float" office:value="600" calcext:value-type="float">
            <text:p>600</text:p>
          </table:table-cell>
          <table:table-cell table:style-name="ce4" table:formula="of:=[.D45]+3" office:value-type="float" office:value="603" calcext:value-type="float">
            <text:p>603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1/Mar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C46]*10" office:value-type="float" office:value="600" calcext:value-type="float">
            <text:p>600</text:p>
          </table:table-cell>
          <table:table-cell table:style-name="ce4" table:formula="of:=[.D46]+4" office:value-type="float" office:value="604" calcext:value-type="float">
            <text:p>60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1/Mar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C47]*10" office:value-type="float" office:value="600" calcext:value-type="float">
            <text:p>600</text:p>
          </table:table-cell>
          <table:table-cell table:style-name="ce4" table:formula="of:=[.D47]+5" office:value-type="float" office:value="605" calcext:value-type="float">
            <text:p>605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1/Mar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C48]*10" office:value-type="float" office:value="600" calcext:value-type="float">
            <text:p>600</text:p>
          </table:table-cell>
          <table:table-cell table:style-name="ce4" table:formula="of:=[.D48]+6" office:value-type="float" office:value="606" calcext:value-type="float">
            <text:p>606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1/Mar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C49]*10" office:value-type="float" office:value="600" calcext:value-type="float">
            <text:p>600</text:p>
          </table:table-cell>
          <table:table-cell table:style-name="ce4" table:formula="of:=[.D49]+7" office:value-type="float" office:value="607" calcext:value-type="float">
            <text:p>607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1/Mar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C50]*10" office:value-type="float" office:value="600" calcext:value-type="float">
            <text:p>600</text:p>
          </table:table-cell>
          <table:table-cell table:style-name="ce4" table:formula="of:=[.D50]+8"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1/Mar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C51]*10" office:value-type="float" office:value="600" calcext:value-type="float">
            <text:p>600</text:p>
          </table:table-cell>
          <table:table-cell table:style-name="ce4" table:formula="of:=[.D51]+9" office:value-type="float" office:value="609" calcext:value-type="float">
            <text:p>609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5/Mar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[.C52]*10" office:value-type="float" office:value="740" calcext:value-type="float">
            <text:p>740</text:p>
          </table:table-cell>
          <table:table-cell table:style-name="ce4" table:formula="of:=[.D52]+0" office:value-type="float" office:value="740" calcext:value-type="float">
            <text:p>7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15/Mar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[.C53]*10" office:value-type="float" office:value="740" calcext:value-type="float">
            <text:p>740</text:p>
          </table:table-cell>
          <table:table-cell table:style-name="ce4" table:formula="of:=[.D53]+1" office:value-type="float" office:value="741" calcext:value-type="float">
            <text:p>7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15/Mar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[.C54]*10" office:value-type="float" office:value="740" calcext:value-type="float">
            <text:p>740</text:p>
          </table:table-cell>
          <table:table-cell table:style-name="ce4" table:formula="of:=[.D54]+2" office:value-type="float" office:value="742" calcext:value-type="float">
            <text:p>74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string" calcext:value-type="string">
            <text:p>15/Mar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[.C55]*10" office:value-type="float" office:value="740" calcext:value-type="float">
            <text:p>740</text:p>
          </table:table-cell>
          <table:table-cell table:style-name="ce4" table:formula="of:=[.D55]+3" office:value-type="float" office:value="743" calcext:value-type="float">
            <text:p>7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15/Mar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[.C56]*10" office:value-type="float" office:value="740" calcext:value-type="float">
            <text:p>740</text:p>
          </table:table-cell>
          <table:table-cell table:style-name="ce4" table:formula="of:=[.D56]+4" office:value-type="float" office:value="744" calcext:value-type="float">
            <text:p>74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15/Mar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[.C57]*10" office:value-type="float" office:value="740" calcext:value-type="float">
            <text:p>740</text:p>
          </table:table-cell>
          <table:table-cell table:style-name="ce4" table:formula="of:=[.D57]+5" office:value-type="float" office:value="745" calcext:value-type="float">
            <text:p>74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15/Mar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[.C58]*10" office:value-type="float" office:value="740" calcext:value-type="float">
            <text:p>740</text:p>
          </table:table-cell>
          <table:table-cell table:style-name="ce4" table:formula="of:=[.D58]+6" office:value-type="float" office:value="746" calcext:value-type="float">
            <text:p>74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15/Mar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[.C59]*10" office:value-type="float" office:value="740" calcext:value-type="float">
            <text:p>740</text:p>
          </table:table-cell>
          <table:table-cell table:style-name="ce4" table:formula="of:=[.D59]+7" office:value-type="float" office:value="747" calcext:value-type="float">
            <text:p>747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15/Mar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[.C60]*10" office:value-type="float" office:value="740" calcext:value-type="float">
            <text:p>740</text:p>
          </table:table-cell>
          <table:table-cell table:style-name="ce4" table:formula="of:=[.D60]+8" office:value-type="float" office:value="748" calcext:value-type="float">
            <text:p>748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15/Mar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[.C61]*10" office:value-type="float" office:value="740" calcext:value-type="float">
            <text:p>740</text:p>
          </table:table-cell>
          <table:table-cell table:style-name="ce4" table:formula="of:=[.D61]+9" office:value-type="float" office:value="749" calcext:value-type="float">
            <text:p>749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1/Apr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[.C62]*10" office:value-type="float" office:value="910" calcext:value-type="float">
            <text:p>910</text:p>
          </table:table-cell>
          <table:table-cell table:style-name="ce4" table:formula="of:=[.D62]+0" office:value-type="float" office:value="910" calcext:value-type="float">
            <text:p>910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1/Apr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[.C63]*10" office:value-type="float" office:value="910" calcext:value-type="float">
            <text:p>910</text:p>
          </table:table-cell>
          <table:table-cell table:style-name="ce4" table:formula="of:=[.D63]+1" office:value-type="float" office:value="911" calcext:value-type="float">
            <text:p>911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1/Apr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[.C64]*10" office:value-type="float" office:value="910" calcext:value-type="float">
            <text:p>910</text:p>
          </table:table-cell>
          <table:table-cell table:style-name="ce4" table:formula="of:=[.D64]+2" office:value-type="float" office:value="912" calcext:value-type="float">
            <text:p>912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1/Apr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[.C65]*10" office:value-type="float" office:value="910" calcext:value-type="float">
            <text:p>910</text:p>
          </table:table-cell>
          <table:table-cell table:style-name="ce4" table:formula="of:=[.D65]+3" office:value-type="float" office:value="913" calcext:value-type="float">
            <text:p>9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1/Apr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[.C66]*10" office:value-type="float" office:value="910" calcext:value-type="float">
            <text:p>910</text:p>
          </table:table-cell>
          <table:table-cell table:style-name="ce4" table:formula="of:=[.D66]+4" office:value-type="float" office:value="914" calcext:value-type="float">
            <text:p>91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1/Apr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[.C67]*10" office:value-type="float" office:value="910" calcext:value-type="float">
            <text:p>910</text:p>
          </table:table-cell>
          <table:table-cell table:style-name="ce4" table:formula="of:=[.D67]+5" office:value-type="float" office:value="915" calcext:value-type="float">
            <text:p>91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1/Apr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[.C68]*10" office:value-type="float" office:value="910" calcext:value-type="float">
            <text:p>910</text:p>
          </table:table-cell>
          <table:table-cell table:style-name="ce4" table:formula="of:=[.D68]+6" office:value-type="float" office:value="916" calcext:value-type="float">
            <text:p>9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1/Apr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[.C69]*10" office:value-type="float" office:value="910" calcext:value-type="float">
            <text:p>910</text:p>
          </table:table-cell>
          <table:table-cell table:style-name="ce4" table:formula="of:=[.D69]+7" office:value-type="float" office:value="917" calcext:value-type="float">
            <text:p>9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1/Apr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[.C70]*10" office:value-type="float" office:value="910" calcext:value-type="float">
            <text:p>910</text:p>
          </table:table-cell>
          <table:table-cell table:style-name="ce4" table:formula="of:=[.D70]+8" office:value-type="float" office:value="918" calcext:value-type="float">
            <text:p>9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1/Apr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[.C71]*10" office:value-type="float" office:value="910" calcext:value-type="float">
            <text:p>910</text:p>
          </table:table-cell>
          <table:table-cell table:style-name="ce4" table:formula="of:=[.D71]+9" office:value-type="float" office:value="919" calcext:value-type="float">
            <text:p>9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5/Apr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C72]*10" office:value-type="float" office:value="1050" calcext:value-type="float">
            <text:p>1050</text:p>
          </table:table-cell>
          <table:table-cell table:style-name="ce4" table:formula="of:=[.D72]+0" office:value-type="float" office:value="1050" calcext:value-type="float">
            <text:p>105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string" calcext:value-type="string">
            <text:p>15/Apr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C73]*10" office:value-type="float" office:value="1050" calcext:value-type="float">
            <text:p>1050</text:p>
          </table:table-cell>
          <table:table-cell table:style-name="ce4" table:formula="of:=[.D73]+1" office:value-type="float" office:value="1051" calcext:value-type="float">
            <text:p>105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15/Apr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C74]*10" office:value-type="float" office:value="1050" calcext:value-type="float">
            <text:p>1050</text:p>
          </table:table-cell>
          <table:table-cell table:style-name="ce4" table:formula="of:=[.D74]+2" office:value-type="float" office:value="1052" calcext:value-type="float">
            <text:p>105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15/Apr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C75]*10" office:value-type="float" office:value="1050" calcext:value-type="float">
            <text:p>1050</text:p>
          </table:table-cell>
          <table:table-cell table:style-name="ce4" table:formula="of:=[.D75]+3" office:value-type="float" office:value="1053" calcext:value-type="float">
            <text:p>1053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string" calcext:value-type="string">
            <text:p>15/Apr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C76]*10" office:value-type="float" office:value="1050" calcext:value-type="float">
            <text:p>1050</text:p>
          </table:table-cell>
          <table:table-cell table:style-name="ce4" table:formula="of:=[.D76]+4" office:value-type="float" office:value="1054" calcext:value-type="float">
            <text:p>1054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string" calcext:value-type="string">
            <text:p>15/Apr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C77]*10" office:value-type="float" office:value="1050" calcext:value-type="float">
            <text:p>1050</text:p>
          </table:table-cell>
          <table:table-cell table:style-name="ce4" table:formula="of:=[.D77]+5" office:value-type="float" office:value="1055" calcext:value-type="float">
            <text:p>105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15/Apr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C78]*10" office:value-type="float" office:value="1050" calcext:value-type="float">
            <text:p>1050</text:p>
          </table:table-cell>
          <table:table-cell table:style-name="ce4" table:formula="of:=[.D78]+6" office:value-type="float" office:value="1056" calcext:value-type="float">
            <text:p>10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15/Apr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C79]*10" office:value-type="float" office:value="1050" calcext:value-type="float">
            <text:p>1050</text:p>
          </table:table-cell>
          <table:table-cell table:style-name="ce4" table:formula="of:=[.D79]+7" office:value-type="float" office:value="1057" calcext:value-type="float">
            <text:p>105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15/Apr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C80]*10" office:value-type="float" office:value="1050" calcext:value-type="float">
            <text:p>1050</text:p>
          </table:table-cell>
          <table:table-cell table:style-name="ce4" table:formula="of:=[.D80]+8" office:value-type="float" office:value="1058" calcext:value-type="float">
            <text:p>105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15/Apr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C81]*10" office:value-type="float" office:value="1050" calcext:value-type="float">
            <text:p>1050</text:p>
          </table:table-cell>
          <table:table-cell table:style-name="ce4" table:formula="of:=[.D81]+9" office:value-type="float" office:value="1059" calcext:value-type="float">
            <text:p>105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/May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C82]*10" office:value-type="float" office:value="1210" calcext:value-type="float">
            <text:p>1210</text:p>
          </table:table-cell>
          <table:table-cell table:style-name="ce4" table:formula="of:=[.D82]+0" office:value-type="float" office:value="1210" calcext:value-type="float">
            <text:p>12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1/May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C83]*10" office:value-type="float" office:value="1210" calcext:value-type="float">
            <text:p>1210</text:p>
          </table:table-cell>
          <table:table-cell table:style-name="ce4" table:formula="of:=[.D83]+1" office:value-type="float" office:value="1211" calcext:value-type="float">
            <text:p>121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1/May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C84]*10" office:value-type="float" office:value="1210" calcext:value-type="float">
            <text:p>1210</text:p>
          </table:table-cell>
          <table:table-cell table:style-name="ce4" table:formula="of:=[.D84]+2" office:value-type="float" office:value="1212" calcext:value-type="float">
            <text:p>121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1/May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C85]*10" office:value-type="float" office:value="1210" calcext:value-type="float">
            <text:p>1210</text:p>
          </table:table-cell>
          <table:table-cell table:style-name="ce4" table:formula="of:=[.D85]+3" office:value-type="float" office:value="1213" calcext:value-type="float">
            <text:p>1213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1/May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C86]*10" office:value-type="float" office:value="1210" calcext:value-type="float">
            <text:p>1210</text:p>
          </table:table-cell>
          <table:table-cell table:style-name="ce4" table:formula="of:=[.D86]+4" office:value-type="float" office:value="1214" calcext:value-type="float">
            <text:p>1214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1/May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C87]*10" office:value-type="float" office:value="1210" calcext:value-type="float">
            <text:p>1210</text:p>
          </table:table-cell>
          <table:table-cell table:style-name="ce4" table:formula="of:=[.D87]+5" office:value-type="float" office:value="1215" calcext:value-type="float">
            <text:p>121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1/May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C88]*10" office:value-type="float" office:value="1210" calcext:value-type="float">
            <text:p>1210</text:p>
          </table:table-cell>
          <table:table-cell table:style-name="ce4" table:formula="of:=[.D88]+6" office:value-type="float" office:value="1216" calcext:value-type="float">
            <text:p>12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1/May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C89]*10" office:value-type="float" office:value="1210" calcext:value-type="float">
            <text:p>1210</text:p>
          </table:table-cell>
          <table:table-cell table:style-name="ce4" table:formula="of:=[.D89]+7" office:value-type="float" office:value="1217" calcext:value-type="float">
            <text:p>1217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1/May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C90]*10" office:value-type="float" office:value="1210" calcext:value-type="float">
            <text:p>1210</text:p>
          </table:table-cell>
          <table:table-cell table:style-name="ce4" table:formula="of:=[.D90]+8" office:value-type="float" office:value="1218" calcext:value-type="float">
            <text:p>12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/May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C91]*10" office:value-type="float" office:value="1210" calcext:value-type="float">
            <text:p>1210</text:p>
          </table:table-cell>
          <table:table-cell table:style-name="ce4" table:formula="of:=[.D91]+9" office:value-type="float" office:value="1219" calcext:value-type="float">
            <text:p>12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5/May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C92]*10" office:value-type="float" office:value="1350" calcext:value-type="float">
            <text:p>1350</text:p>
          </table:table-cell>
          <table:table-cell table:style-name="ce4" table:formula="of:=[.D92]+0" office:value-type="float" office:value="1350" calcext:value-type="float">
            <text:p>135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15/May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C93]*10" office:value-type="float" office:value="1350" calcext:value-type="float">
            <text:p>1350</text:p>
          </table:table-cell>
          <table:table-cell table:style-name="ce4" table:formula="of:=[.D93]+1" office:value-type="float" office:value="1351" calcext:value-type="float">
            <text:p>135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15/May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C94]*10" office:value-type="float" office:value="1350" calcext:value-type="float">
            <text:p>1350</text:p>
          </table:table-cell>
          <table:table-cell table:style-name="ce4" table:formula="of:=[.D94]+2" office:value-type="float" office:value="1352" calcext:value-type="float">
            <text:p>135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15/May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C95]*10" office:value-type="float" office:value="1350" calcext:value-type="float">
            <text:p>1350</text:p>
          </table:table-cell>
          <table:table-cell table:style-name="ce4" table:formula="of:=[.D95]+3" office:value-type="float" office:value="1353" calcext:value-type="float">
            <text:p>1353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15/May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C96]*10" office:value-type="float" office:value="1350" calcext:value-type="float">
            <text:p>1350</text:p>
          </table:table-cell>
          <table:table-cell table:style-name="ce4" table:formula="of:=[.D96]+4" office:value-type="float" office:value="1354" calcext:value-type="float">
            <text:p>1354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15/May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C97]*10" office:value-type="float" office:value="1350" calcext:value-type="float">
            <text:p>1350</text:p>
          </table:table-cell>
          <table:table-cell table:style-name="ce4" table:formula="of:=[.D97]+5" office:value-type="float" office:value="1355" calcext:value-type="float">
            <text:p>135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string" calcext:value-type="string">
            <text:p>15/May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C98]*10" office:value-type="float" office:value="1350" calcext:value-type="float">
            <text:p>1350</text:p>
          </table:table-cell>
          <table:table-cell table:style-name="ce4" table:formula="of:=[.D98]+6" office:value-type="float" office:value="1356" calcext:value-type="float">
            <text:p>135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15/May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C99]*10" office:value-type="float" office:value="1350" calcext:value-type="float">
            <text:p>1350</text:p>
          </table:table-cell>
          <table:table-cell table:style-name="ce4" table:formula="of:=[.D99]+7" office:value-type="float" office:value="1357" calcext:value-type="float">
            <text:p>135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15/May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C100]*10" office:value-type="float" office:value="1350" calcext:value-type="float">
            <text:p>1350</text:p>
          </table:table-cell>
          <table:table-cell table:style-name="ce4" table:formula="of:=[.D100]+8" office:value-type="float" office:value="1358" calcext:value-type="float">
            <text:p>135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5/May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C101]*10" office:value-type="float" office:value="1350" calcext:value-type="float">
            <text:p>1350</text:p>
          </table:table-cell>
          <table:table-cell table:style-name="ce4" table:formula="of:=[.D101]+9" office:value-type="float" office:value="1359" calcext:value-type="float">
            <text:p>1359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/Jun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C102]*10" office:value-type="float" office:value="1520" calcext:value-type="float">
            <text:p>1520</text:p>
          </table:table-cell>
          <table:table-cell table:style-name="ce4" table:formula="of:=[.D102]+0" office:value-type="float" office:value="1520" calcext:value-type="float">
            <text:p>15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1/Jun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C103]*10" office:value-type="float" office:value="1520" calcext:value-type="float">
            <text:p>1520</text:p>
          </table:table-cell>
          <table:table-cell table:style-name="ce4" table:formula="of:=[.D103]+1" office:value-type="float" office:value="1521" calcext:value-type="float">
            <text:p>15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1/Jun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C104]*10" office:value-type="float" office:value="1520" calcext:value-type="float">
            <text:p>1520</text:p>
          </table:table-cell>
          <table:table-cell table:style-name="ce4" table:formula="of:=[.D104]+2" office:value-type="float" office:value="1522" calcext:value-type="float">
            <text:p>1522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string" calcext:value-type="string">
            <text:p>1/Jun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C105]*10" office:value-type="float" office:value="1520" calcext:value-type="float">
            <text:p>1520</text:p>
          </table:table-cell>
          <table:table-cell table:style-name="ce4" table:formula="of:=[.D105]+3" office:value-type="float" office:value="1523" calcext:value-type="float">
            <text:p>1523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1/Jun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C106]*10" office:value-type="float" office:value="1520" calcext:value-type="float">
            <text:p>1520</text:p>
          </table:table-cell>
          <table:table-cell table:style-name="ce4" table:formula="of:=[.D106]+4" office:value-type="float" office:value="1524" calcext:value-type="float">
            <text:p>1524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1/Jun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C107]*10" office:value-type="float" office:value="1520" calcext:value-type="float">
            <text:p>1520</text:p>
          </table:table-cell>
          <table:table-cell table:style-name="ce4" table:formula="of:=[.D107]+5" office:value-type="float" office:value="1525" calcext:value-type="float">
            <text:p>1525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1/Jun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C108]*10" office:value-type="float" office:value="1520" calcext:value-type="float">
            <text:p>1520</text:p>
          </table:table-cell>
          <table:table-cell table:style-name="ce4" table:formula="of:=[.D108]+6" office:value-type="float" office:value="1526" calcext:value-type="float">
            <text:p>15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1/Jun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C109]*10" office:value-type="float" office:value="1520" calcext:value-type="float">
            <text:p>1520</text:p>
          </table:table-cell>
          <table:table-cell table:style-name="ce4" table:formula="of:=[.D109]+7" office:value-type="float" office:value="1527" calcext:value-type="float">
            <text:p>15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1/Jun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C110]*10" office:value-type="float" office:value="1520" calcext:value-type="float">
            <text:p>1520</text:p>
          </table:table-cell>
          <table:table-cell table:style-name="ce4" table:formula="of:=[.D110]+8" office:value-type="float" office:value="1528" calcext:value-type="float">
            <text:p>1528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/Jun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C111]*10" office:value-type="float" office:value="1520" calcext:value-type="float">
            <text:p>1520</text:p>
          </table:table-cell>
          <table:table-cell table:style-name="ce4" table:formula="of:=[.D111]+9" office:value-type="float" office:value="1529" calcext:value-type="float">
            <text:p>15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5/Jun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[.C112]*10" office:value-type="float" office:value="1660" calcext:value-type="float">
            <text:p>1660</text:p>
          </table:table-cell>
          <table:table-cell table:style-name="ce4" table:formula="of:=[.D112]+0" office:value-type="float" office:value="1660" calcext:value-type="float">
            <text:p>16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15/Jun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[.C113]*10" office:value-type="float" office:value="1660" calcext:value-type="float">
            <text:p>1660</text:p>
          </table:table-cell>
          <table:table-cell table:style-name="ce4" table:formula="of:=[.D113]+1" office:value-type="float" office:value="1661" calcext:value-type="float">
            <text:p>166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15/Jun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[.C114]*10" office:value-type="float" office:value="1660" calcext:value-type="float">
            <text:p>1660</text:p>
          </table:table-cell>
          <table:table-cell table:style-name="ce4" table:formula="of:=[.D114]+2" office:value-type="float" office:value="1662" calcext:value-type="float">
            <text:p>166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>
            <text:p>15/Jun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[.C115]*10" office:value-type="float" office:value="1660" calcext:value-type="float">
            <text:p>1660</text:p>
          </table:table-cell>
          <table:table-cell table:style-name="ce4" table:formula="of:=[.D115]+3" office:value-type="float" office:value="1663" calcext:value-type="float">
            <text:p>1663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15/Jun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[.C116]*10" office:value-type="float" office:value="1660" calcext:value-type="float">
            <text:p>1660</text:p>
          </table:table-cell>
          <table:table-cell table:style-name="ce4" table:formula="of:=[.D116]+4" office:value-type="float" office:value="1664" calcext:value-type="float">
            <text:p>1664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15/Jun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[.C117]*10" office:value-type="float" office:value="1660" calcext:value-type="float">
            <text:p>1660</text:p>
          </table:table-cell>
          <table:table-cell table:style-name="ce4" table:formula="of:=[.D117]+5" office:value-type="float" office:value="1665" calcext:value-type="float">
            <text:p>1665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15/Jun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[.C118]*10" office:value-type="float" office:value="1660" calcext:value-type="float">
            <text:p>1660</text:p>
          </table:table-cell>
          <table:table-cell table:style-name="ce4" table:formula="of:=[.D118]+6" office:value-type="float" office:value="1666" calcext:value-type="float">
            <text:p>166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15/Jun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[.C119]*10" office:value-type="float" office:value="1660" calcext:value-type="float">
            <text:p>1660</text:p>
          </table:table-cell>
          <table:table-cell table:style-name="ce4" table:formula="of:=[.D119]+7" office:value-type="float" office:value="1667" calcext:value-type="float">
            <text:p>166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5/Jun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[.C120]*10" office:value-type="float" office:value="1660" calcext:value-type="float">
            <text:p>1660</text:p>
          </table:table-cell>
          <table:table-cell table:style-name="ce4" table:formula="of:=[.D120]+8" office:value-type="float" office:value="1668" calcext:value-type="float">
            <text:p>166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5/Jun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[.C121]*10" office:value-type="float" office:value="1660" calcext:value-type="float">
            <text:p>1660</text:p>
          </table:table-cell>
          <table:table-cell table:style-name="ce4" table:formula="of:=[.D121]+9" office:value-type="float" office:value="1669" calcext:value-type="float">
            <text:p>166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/Jul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[.C122]*10" office:value-type="float" office:value="1820" calcext:value-type="float">
            <text:p>1820</text:p>
          </table:table-cell>
          <table:table-cell table:style-name="ce4" table:formula="of:=[.D122]+0" office:value-type="float" office:value="1820" calcext:value-type="float">
            <text:p>18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1/Jul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[.C123]*10" office:value-type="float" office:value="1820" calcext:value-type="float">
            <text:p>1820</text:p>
          </table:table-cell>
          <table:table-cell table:style-name="ce4" table:formula="of:=[.D123]+1" office:value-type="float" office:value="1821" calcext:value-type="float">
            <text:p>18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1/Jul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[.C124]*10" office:value-type="float" office:value="1820" calcext:value-type="float">
            <text:p>1820</text:p>
          </table:table-cell>
          <table:table-cell table:style-name="ce4" table:formula="of:=[.D124]+2" office:value-type="float" office:value="1822" calcext:value-type="float">
            <text:p>18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>
            <text:p>1/Jul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[.C125]*10" office:value-type="float" office:value="1820" calcext:value-type="float">
            <text:p>1820</text:p>
          </table:table-cell>
          <table:table-cell table:style-name="ce4" table:formula="of:=[.D125]+3" office:value-type="float" office:value="1823" calcext:value-type="float">
            <text:p>1823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1/Jul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[.C126]*10" office:value-type="float" office:value="1820" calcext:value-type="float">
            <text:p>1820</text:p>
          </table:table-cell>
          <table:table-cell table:style-name="ce4" table:formula="of:=[.D126]+4" office:value-type="float" office:value="1824" calcext:value-type="float">
            <text:p>1824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string" calcext:value-type="string">
            <text:p>1/Jul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[.C127]*10" office:value-type="float" office:value="1820" calcext:value-type="float">
            <text:p>1820</text:p>
          </table:table-cell>
          <table:table-cell table:style-name="ce4" table:formula="of:=[.D127]+5" office:value-type="float" office:value="1825" calcext:value-type="float">
            <text:p>182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1/Jul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[.C128]*10" office:value-type="float" office:value="1820" calcext:value-type="float">
            <text:p>1820</text:p>
          </table:table-cell>
          <table:table-cell table:style-name="ce4" table:formula="of:=[.D128]+6" office:value-type="float" office:value="1826" calcext:value-type="float">
            <text:p>18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1/Jul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[.C129]*10" office:value-type="float" office:value="1820" calcext:value-type="float">
            <text:p>1820</text:p>
          </table:table-cell>
          <table:table-cell table:style-name="ce4" table:formula="of:=[.D129]+7" office:value-type="float" office:value="1827" calcext:value-type="float">
            <text:p>18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1/Jul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[.C130]*10" office:value-type="float" office:value="1820" calcext:value-type="float">
            <text:p>1820</text:p>
          </table:table-cell>
          <table:table-cell table:style-name="ce4" table:formula="of:=[.D130]+8" office:value-type="float" office:value="1828" calcext:value-type="float">
            <text:p>18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/Jul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[.C131]*10" office:value-type="float" office:value="1820" calcext:value-type="float">
            <text:p>1820</text:p>
          </table:table-cell>
          <table:table-cell table:style-name="ce4" table:formula="of:=[.D131]+9" office:value-type="float" office:value="1829" calcext:value-type="float">
            <text:p>1829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5/Jul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[.C132]*10" office:value-type="float" office:value="1960" calcext:value-type="float">
            <text:p>1960</text:p>
          </table:table-cell>
          <table:table-cell table:style-name="ce4" table:formula="of:=[.D132]+0" office:value-type="float" office:value="1960" calcext:value-type="float">
            <text:p>19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15/Jul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[.C133]*10" office:value-type="float" office:value="1960" calcext:value-type="float">
            <text:p>1960</text:p>
          </table:table-cell>
          <table:table-cell table:style-name="ce4" table:formula="of:=[.D133]+1" office:value-type="float" office:value="1961" calcext:value-type="float">
            <text:p>196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15/Jul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[.C134]*10" office:value-type="float" office:value="1960" calcext:value-type="float">
            <text:p>1960</text:p>
          </table:table-cell>
          <table:table-cell table:style-name="ce4" table:formula="of:=[.D134]+2" office:value-type="float" office:value="1962" calcext:value-type="float">
            <text:p>196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15/Jul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[.C135]*10" office:value-type="float" office:value="1960" calcext:value-type="float">
            <text:p>1960</text:p>
          </table:table-cell>
          <table:table-cell table:style-name="ce4" table:formula="of:=[.D135]+3" office:value-type="float" office:value="1963" calcext:value-type="float">
            <text:p>1963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15/Jul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[.C136]*10" office:value-type="float" office:value="1960" calcext:value-type="float">
            <text:p>1960</text:p>
          </table:table-cell>
          <table:table-cell table:style-name="ce4" table:formula="of:=[.D136]+4" office:value-type="float" office:value="1964" calcext:value-type="float">
            <text:p>1964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15/Jul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[.C137]*10" office:value-type="float" office:value="1960" calcext:value-type="float">
            <text:p>1960</text:p>
          </table:table-cell>
          <table:table-cell table:style-name="ce4" table:formula="of:=[.D137]+5" office:value-type="float" office:value="1965" calcext:value-type="float">
            <text:p>196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string" calcext:value-type="string">
            <text:p>15/Jul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[.C138]*10" office:value-type="float" office:value="1960" calcext:value-type="float">
            <text:p>1960</text:p>
          </table:table-cell>
          <table:table-cell table:style-name="ce4" table:formula="of:=[.D138]+6" office:value-type="float" office:value="1966" calcext:value-type="float">
            <text:p>1966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15/Jul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[.C139]*10" office:value-type="float" office:value="1960" calcext:value-type="float">
            <text:p>1960</text:p>
          </table:table-cell>
          <table:table-cell table:style-name="ce4" table:formula="of:=[.D139]+7" office:value-type="float" office:value="1967" calcext:value-type="float">
            <text:p>196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15/Jul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[.C140]*10" office:value-type="float" office:value="1960" calcext:value-type="float">
            <text:p>1960</text:p>
          </table:table-cell>
          <table:table-cell table:style-name="ce4" table:formula="of:=[.D140]+8" office:value-type="float" office:value="1968" calcext:value-type="float">
            <text:p>196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5/Jul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[.C141]*10" office:value-type="float" office:value="1960" calcext:value-type="float">
            <text:p>1960</text:p>
          </table:table-cell>
          <table:table-cell table:style-name="ce4" table:formula="of:=[.D141]+9" office:value-type="float" office:value="1969" calcext:value-type="float">
            <text:p>1969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/Ago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formula="of:=[.C142]*10" office:value-type="float" office:value="2130" calcext:value-type="float">
            <text:p>2130</text:p>
          </table:table-cell>
          <table:table-cell table:style-name="ce4" table:formula="of:=[.D142]+0" office:value-type="float" office:value="2130" calcext:value-type="float">
            <text:p>21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1/Ago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formula="of:=[.C143]*10" office:value-type="float" office:value="2130" calcext:value-type="float">
            <text:p>2130</text:p>
          </table:table-cell>
          <table:table-cell table:style-name="ce4" table:formula="of:=[.D143]+1" office:value-type="float" office:value="2131" calcext:value-type="float">
            <text:p>213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1/Ago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formula="of:=[.C144]*10" office:value-type="float" office:value="2130" calcext:value-type="float">
            <text:p>2130</text:p>
          </table:table-cell>
          <table:table-cell table:style-name="ce4" table:formula="of:=[.D144]+2" office:value-type="float" office:value="2132" calcext:value-type="float">
            <text:p>2132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1/Ago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formula="of:=[.C145]*10" office:value-type="float" office:value="2130" calcext:value-type="float">
            <text:p>2130</text:p>
          </table:table-cell>
          <table:table-cell table:style-name="ce4" table:formula="of:=[.D145]+3" office:value-type="float" office:value="2133" calcext:value-type="float">
            <text:p>2133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1/Ago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formula="of:=[.C146]*10" office:value-type="float" office:value="2130" calcext:value-type="float">
            <text:p>2130</text:p>
          </table:table-cell>
          <table:table-cell table:style-name="ce4" table:formula="of:=[.D146]+4" office:value-type="float" office:value="2134" calcext:value-type="float">
            <text:p>2134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1/Ago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formula="of:=[.C147]*10" office:value-type="float" office:value="2130" calcext:value-type="float">
            <text:p>2130</text:p>
          </table:table-cell>
          <table:table-cell table:style-name="ce4" table:formula="of:=[.D147]+5" office:value-type="float" office:value="2135" calcext:value-type="float">
            <text:p>213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1/Ago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formula="of:=[.C148]*10" office:value-type="float" office:value="2130" calcext:value-type="float">
            <text:p>2130</text:p>
          </table:table-cell>
          <table:table-cell table:style-name="ce4" table:formula="of:=[.D148]+6" office:value-type="float" office:value="2136" calcext:value-type="float">
            <text:p>213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1/Ago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formula="of:=[.C149]*10" office:value-type="float" office:value="2130" calcext:value-type="float">
            <text:p>2130</text:p>
          </table:table-cell>
          <table:table-cell table:style-name="ce4" table:formula="of:=[.D149]+7" office:value-type="float" office:value="2137" calcext:value-type="float">
            <text:p>213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1/Ago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formula="of:=[.C150]*10" office:value-type="float" office:value="2130" calcext:value-type="float">
            <text:p>2130</text:p>
          </table:table-cell>
          <table:table-cell table:style-name="ce4" table:formula="of:=[.D150]+8" office:value-type="float" office:value="2138" calcext:value-type="float">
            <text:p>21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/Ago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formula="of:=[.C151]*10" office:value-type="float" office:value="2130" calcext:value-type="float">
            <text:p>2130</text:p>
          </table:table-cell>
          <table:table-cell table:style-name="ce4" table:formula="of:=[.D151]+9" office:value-type="float" office:value="2139" calcext:value-type="float">
            <text:p>2139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5/Ago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formula="of:=[.C152]*10" office:value-type="float" office:value="2270" calcext:value-type="float">
            <text:p>2270</text:p>
          </table:table-cell>
          <table:table-cell table:style-name="ce4" table:formula="of:=[.D152]+0" office:value-type="float" office:value="2270" calcext:value-type="float">
            <text:p>227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>
            <text:p>15/Ago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formula="of:=[.C153]*10" office:value-type="float" office:value="2270" calcext:value-type="float">
            <text:p>2270</text:p>
          </table:table-cell>
          <table:table-cell table:style-name="ce4" table:formula="of:=[.D153]+1" office:value-type="float" office:value="2271" calcext:value-type="float">
            <text:p>22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15/Ago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formula="of:=[.C154]*10" office:value-type="float" office:value="2270" calcext:value-type="float">
            <text:p>2270</text:p>
          </table:table-cell>
          <table:table-cell table:style-name="ce4" table:formula="of:=[.D154]+2" office:value-type="float" office:value="2272" calcext:value-type="float">
            <text:p>227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15/Ago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formula="of:=[.C155]*10" office:value-type="float" office:value="2270" calcext:value-type="float">
            <text:p>2270</text:p>
          </table:table-cell>
          <table:table-cell table:style-name="ce4" table:formula="of:=[.D155]+3" office:value-type="float" office:value="2273" calcext:value-type="float">
            <text:p>2273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15/Ago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formula="of:=[.C156]*10" office:value-type="float" office:value="2270" calcext:value-type="float">
            <text:p>2270</text:p>
          </table:table-cell>
          <table:table-cell table:style-name="ce4" table:formula="of:=[.D156]+4" office:value-type="float" office:value="2274" calcext:value-type="float">
            <text:p>2274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15/Ago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formula="of:=[.C157]*10" office:value-type="float" office:value="2270" calcext:value-type="float">
            <text:p>2270</text:p>
          </table:table-cell>
          <table:table-cell table:style-name="ce4" table:formula="of:=[.D157]+5" office:value-type="float" office:value="2275" calcext:value-type="float">
            <text:p>227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15/Ago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formula="of:=[.C158]*10" office:value-type="float" office:value="2270" calcext:value-type="float">
            <text:p>2270</text:p>
          </table:table-cell>
          <table:table-cell table:style-name="ce4" table:formula="of:=[.D158]+6" office:value-type="float" office:value="2276" calcext:value-type="float">
            <text:p>227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string" calcext:value-type="string">
            <text:p>15/Ago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formula="of:=[.C159]*10" office:value-type="float" office:value="2270" calcext:value-type="float">
            <text:p>2270</text:p>
          </table:table-cell>
          <table:table-cell table:style-name="ce4" table:formula="of:=[.D159]+7" office:value-type="float" office:value="2277" calcext:value-type="float">
            <text:p>227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15/Ago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formula="of:=[.C160]*10" office:value-type="float" office:value="2270" calcext:value-type="float">
            <text:p>2270</text:p>
          </table:table-cell>
          <table:table-cell table:style-name="ce4" table:formula="of:=[.D160]+8" office:value-type="float" office:value="2278" calcext:value-type="float">
            <text:p>227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15/Ago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formula="of:=[.C161]*10" office:value-type="float" office:value="2270" calcext:value-type="float">
            <text:p>2270</text:p>
          </table:table-cell>
          <table:table-cell table:style-name="ce4" table:formula="of:=[.D161]+9" office:value-type="float" office:value="2279" calcext:value-type="float">
            <text:p>227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/Sept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244" calcext:value-type="float">
            <text:p>244</text:p>
          </table:table-cell>
          <table:table-cell table:style-name="ce4" table:formula="of:=[.C162]*10" office:value-type="float" office:value="2440" calcext:value-type="float">
            <text:p>2440</text:p>
          </table:table-cell>
          <table:table-cell table:style-name="ce4" table:formula="of:=[.D162]+0" office:value-type="float" office:value="2440" calcext:value-type="float">
            <text:p>244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1/Sept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244" calcext:value-type="float">
            <text:p>244</text:p>
          </table:table-cell>
          <table:table-cell table:style-name="ce4" table:formula="of:=[.C163]*10" office:value-type="float" office:value="2440" calcext:value-type="float">
            <text:p>2440</text:p>
          </table:table-cell>
          <table:table-cell table:style-name="ce4" table:formula="of:=[.D163]+1" office:value-type="float" office:value="2441" calcext:value-type="float">
            <text:p>244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1/Sept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244" calcext:value-type="float">
            <text:p>244</text:p>
          </table:table-cell>
          <table:table-cell table:style-name="ce4" table:formula="of:=[.C164]*10" office:value-type="float" office:value="2440" calcext:value-type="float">
            <text:p>2440</text:p>
          </table:table-cell>
          <table:table-cell table:style-name="ce4" table:formula="of:=[.D164]+2" office:value-type="float" office:value="2442" calcext:value-type="float">
            <text:p>244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1/Sept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244" calcext:value-type="float">
            <text:p>244</text:p>
          </table:table-cell>
          <table:table-cell table:style-name="ce4" table:formula="of:=[.C165]*10" office:value-type="float" office:value="2440" calcext:value-type="float">
            <text:p>2440</text:p>
          </table:table-cell>
          <table:table-cell table:style-name="ce4" table:formula="of:=[.D165]+3" office:value-type="float" office:value="2443" calcext:value-type="float">
            <text:p>2443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1/Sept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244" calcext:value-type="float">
            <text:p>244</text:p>
          </table:table-cell>
          <table:table-cell table:style-name="ce4" table:formula="of:=[.C166]*10" office:value-type="float" office:value="2440" calcext:value-type="float">
            <text:p>2440</text:p>
          </table:table-cell>
          <table:table-cell table:style-name="ce4" table:formula="of:=[.D166]+4" office:value-type="float" office:value="2444" calcext:value-type="float">
            <text:p>2444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1/Sept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244" calcext:value-type="float">
            <text:p>244</text:p>
          </table:table-cell>
          <table:table-cell table:style-name="ce4" table:formula="of:=[.C167]*10" office:value-type="float" office:value="2440" calcext:value-type="float">
            <text:p>2440</text:p>
          </table:table-cell>
          <table:table-cell table:style-name="ce4" table:formula="of:=[.D167]+5" office:value-type="float" office:value="2445" calcext:value-type="float">
            <text:p>244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1/Sept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244" calcext:value-type="float">
            <text:p>244</text:p>
          </table:table-cell>
          <table:table-cell table:style-name="ce4" table:formula="of:=[.C168]*10" office:value-type="float" office:value="2440" calcext:value-type="float">
            <text:p>2440</text:p>
          </table:table-cell>
          <table:table-cell table:style-name="ce4" table:formula="of:=[.D168]+6" office:value-type="float" office:value="2446" calcext:value-type="float">
            <text:p>244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1/Sept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244" calcext:value-type="float">
            <text:p>244</text:p>
          </table:table-cell>
          <table:table-cell table:style-name="ce4" table:formula="of:=[.C169]*10" office:value-type="float" office:value="2440" calcext:value-type="float">
            <text:p>2440</text:p>
          </table:table-cell>
          <table:table-cell table:style-name="ce4" table:formula="of:=[.D169]+7" office:value-type="float" office:value="2447" calcext:value-type="float">
            <text:p>244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1/Sept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244" calcext:value-type="float">
            <text:p>244</text:p>
          </table:table-cell>
          <table:table-cell table:style-name="ce4" table:formula="of:=[.C170]*10" office:value-type="float" office:value="2440" calcext:value-type="float">
            <text:p>2440</text:p>
          </table:table-cell>
          <table:table-cell table:style-name="ce4" table:formula="of:=[.D170]+8" office:value-type="float" office:value="2448" calcext:value-type="float">
            <text:p>244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1/Sept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244" calcext:value-type="float">
            <text:p>244</text:p>
          </table:table-cell>
          <table:table-cell table:style-name="ce4" table:formula="of:=[.C171]*10" office:value-type="float" office:value="2440" calcext:value-type="float">
            <text:p>2440</text:p>
          </table:table-cell>
          <table:table-cell table:style-name="ce4" table:formula="of:=[.D171]+9" office:value-type="float" office:value="2449" calcext:value-type="float">
            <text:p>244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15/Sept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[.C172]*10" office:value-type="float" office:value="2580" calcext:value-type="float">
            <text:p>2580</text:p>
          </table:table-cell>
          <table:table-cell table:style-name="ce4" table:formula="of:=[.D172]+0" office:value-type="float" office:value="2580" calcext:value-type="float">
            <text:p>258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string" calcext:value-type="string">
            <text:p>15/Sept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[.C173]*10" office:value-type="float" office:value="2580" calcext:value-type="float">
            <text:p>2580</text:p>
          </table:table-cell>
          <table:table-cell table:style-name="ce4" table:formula="of:=[.D173]+1" office:value-type="float" office:value="2581" calcext:value-type="float">
            <text:p>258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15/Sept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[.C174]*10" office:value-type="float" office:value="2580" calcext:value-type="float">
            <text:p>2580</text:p>
          </table:table-cell>
          <table:table-cell table:style-name="ce4" table:formula="of:=[.D174]+2" office:value-type="float" office:value="2582" calcext:value-type="float">
            <text:p>258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15/Sept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[.C175]*10" office:value-type="float" office:value="2580" calcext:value-type="float">
            <text:p>2580</text:p>
          </table:table-cell>
          <table:table-cell table:style-name="ce4" table:formula="of:=[.D175]+3" office:value-type="float" office:value="2583" calcext:value-type="float">
            <text:p>258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15/Sept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[.C176]*10" office:value-type="float" office:value="2580" calcext:value-type="float">
            <text:p>2580</text:p>
          </table:table-cell>
          <table:table-cell table:style-name="ce4" table:formula="of:=[.D176]+4" office:value-type="float" office:value="2584" calcext:value-type="float">
            <text:p>258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15/Sept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[.C177]*10" office:value-type="float" office:value="2580" calcext:value-type="float">
            <text:p>2580</text:p>
          </table:table-cell>
          <table:table-cell table:style-name="ce4" table:formula="of:=[.D177]+5" office:value-type="float" office:value="2585" calcext:value-type="float">
            <text:p>258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15/Sept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[.C178]*10" office:value-type="float" office:value="2580" calcext:value-type="float">
            <text:p>2580</text:p>
          </table:table-cell>
          <table:table-cell table:style-name="ce4" table:formula="of:=[.D178]+6" office:value-type="float" office:value="2586" calcext:value-type="float">
            <text:p>258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15/Sept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[.C179]*10" office:value-type="float" office:value="2580" calcext:value-type="float">
            <text:p>2580</text:p>
          </table:table-cell>
          <table:table-cell table:style-name="ce4" table:formula="of:=[.D179]+7" office:value-type="float" office:value="2587" calcext:value-type="float">
            <text:p>258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15/Sept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[.C180]*10" office:value-type="float" office:value="2580" calcext:value-type="float">
            <text:p>2580</text:p>
          </table:table-cell>
          <table:table-cell table:style-name="ce4" table:formula="of:=[.D180]+8" office:value-type="float" office:value="2588" calcext:value-type="float">
            <text:p>2588</text:p>
          </table:table-cell>
          <table:table-cell table:number-columns-repeated="5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15/Sept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[.C181]*10" office:value-type="float" office:value="2580" calcext:value-type="float">
            <text:p>2580</text:p>
          </table:table-cell>
          <table:table-cell table:style-name="ce4" table:formula="of:=[.D181]+9" office:value-type="float" office:value="2589" calcext:value-type="float">
            <text:p>2589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1/Oct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274" calcext:value-type="float">
            <text:p>274</text:p>
          </table:table-cell>
          <table:table-cell table:style-name="ce4" table:formula="of:=[.C182]*10" office:value-type="float" office:value="2740" calcext:value-type="float">
            <text:p>2740</text:p>
          </table:table-cell>
          <table:table-cell table:style-name="ce4" table:formula="of:=[.D182]+0" office:value-type="float" office:value="2740" calcext:value-type="float">
            <text:p>27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1/Oct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274" calcext:value-type="float">
            <text:p>274</text:p>
          </table:table-cell>
          <table:table-cell table:style-name="ce4" table:formula="of:=[.C183]*10" office:value-type="float" office:value="2740" calcext:value-type="float">
            <text:p>2740</text:p>
          </table:table-cell>
          <table:table-cell table:style-name="ce4" table:formula="of:=[.D183]+1" office:value-type="float" office:value="2741" calcext:value-type="float">
            <text:p>274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1/Oct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274" calcext:value-type="float">
            <text:p>274</text:p>
          </table:table-cell>
          <table:table-cell table:style-name="ce4" table:formula="of:=[.C184]*10" office:value-type="float" office:value="2740" calcext:value-type="float">
            <text:p>2740</text:p>
          </table:table-cell>
          <table:table-cell table:style-name="ce4" table:formula="of:=[.D184]+2" office:value-type="float" office:value="2742" calcext:value-type="float">
            <text:p>274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1/Oct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274" calcext:value-type="float">
            <text:p>274</text:p>
          </table:table-cell>
          <table:table-cell table:style-name="ce4" table:formula="of:=[.C185]*10" office:value-type="float" office:value="2740" calcext:value-type="float">
            <text:p>2740</text:p>
          </table:table-cell>
          <table:table-cell table:style-name="ce4" table:formula="of:=[.D185]+3" office:value-type="float" office:value="2743" calcext:value-type="float">
            <text:p>274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1/Oct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274" calcext:value-type="float">
            <text:p>274</text:p>
          </table:table-cell>
          <table:table-cell table:style-name="ce4" table:formula="of:=[.C186]*10" office:value-type="float" office:value="2740" calcext:value-type="float">
            <text:p>2740</text:p>
          </table:table-cell>
          <table:table-cell table:style-name="ce4" table:formula="of:=[.D186]+4" office:value-type="float" office:value="2744" calcext:value-type="float">
            <text:p>274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string" calcext:value-type="string">
            <text:p>1/Oct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274" calcext:value-type="float">
            <text:p>274</text:p>
          </table:table-cell>
          <table:table-cell table:style-name="ce4" table:formula="of:=[.C187]*10" office:value-type="float" office:value="2740" calcext:value-type="float">
            <text:p>2740</text:p>
          </table:table-cell>
          <table:table-cell table:style-name="ce4" table:formula="of:=[.D187]+5" office:value-type="float" office:value="2745" calcext:value-type="float">
            <text:p>274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1/Oct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274" calcext:value-type="float">
            <text:p>274</text:p>
          </table:table-cell>
          <table:table-cell table:style-name="ce4" table:formula="of:=[.C188]*10" office:value-type="float" office:value="2740" calcext:value-type="float">
            <text:p>2740</text:p>
          </table:table-cell>
          <table:table-cell table:style-name="ce4" table:formula="of:=[.D188]+6" office:value-type="float" office:value="2746" calcext:value-type="float">
            <text:p>274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1/Oct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274" calcext:value-type="float">
            <text:p>274</text:p>
          </table:table-cell>
          <table:table-cell table:style-name="ce4" table:formula="of:=[.C189]*10" office:value-type="float" office:value="2740" calcext:value-type="float">
            <text:p>2740</text:p>
          </table:table-cell>
          <table:table-cell table:style-name="ce4" table:formula="of:=[.D189]+7" office:value-type="float" office:value="2747" calcext:value-type="float">
            <text:p>274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1/Oct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274" calcext:value-type="float">
            <text:p>274</text:p>
          </table:table-cell>
          <table:table-cell table:style-name="ce4" table:formula="of:=[.C190]*10" office:value-type="float" office:value="2740" calcext:value-type="float">
            <text:p>2740</text:p>
          </table:table-cell>
          <table:table-cell table:style-name="ce4" table:formula="of:=[.D190]+9" office:value-type="float" office:value="2749" calcext:value-type="float">
            <text:p>2749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15/Oct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[.C191]*10" office:value-type="float" office:value="2880" calcext:value-type="float">
            <text:p>2880</text:p>
          </table:table-cell>
          <table:table-cell table:style-name="ce4" table:formula="of:=[.D191]+0" office:value-type="float" office:value="2880" calcext:value-type="float">
            <text:p>288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string" calcext:value-type="string">
            <text:p>15/Oct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[.C192]*10" office:value-type="float" office:value="2880" calcext:value-type="float">
            <text:p>2880</text:p>
          </table:table-cell>
          <table:table-cell table:style-name="ce4" table:formula="of:=[.D192]+1" office:value-type="float" office:value="2881" calcext:value-type="float">
            <text:p>288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15/Oct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[.C193]*10" office:value-type="float" office:value="2880" calcext:value-type="float">
            <text:p>2880</text:p>
          </table:table-cell>
          <table:table-cell table:style-name="ce4" table:formula="of:=[.D193]+2" office:value-type="float" office:value="2882" calcext:value-type="float">
            <text:p>288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15/Oct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[.C194]*10" office:value-type="float" office:value="2880" calcext:value-type="float">
            <text:p>2880</text:p>
          </table:table-cell>
          <table:table-cell table:style-name="ce4" table:formula="of:=[.D194]+3" office:value-type="float" office:value="2883" calcext:value-type="float">
            <text:p>288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string" calcext:value-type="string">
            <text:p>15/Oct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[.C195]*10" office:value-type="float" office:value="2880" calcext:value-type="float">
            <text:p>2880</text:p>
          </table:table-cell>
          <table:table-cell table:style-name="ce4" table:formula="of:=[.D195]+4" office:value-type="float" office:value="2884" calcext:value-type="float">
            <text:p>288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15/Oct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[.C196]*10" office:value-type="float" office:value="2880" calcext:value-type="float">
            <text:p>2880</text:p>
          </table:table-cell>
          <table:table-cell table:style-name="ce4" table:formula="of:=[.D196]+5" office:value-type="float" office:value="2885" calcext:value-type="float">
            <text:p>288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string" calcext:value-type="string">
            <text:p>15/Oct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[.C197]*10" office:value-type="float" office:value="2880" calcext:value-type="float">
            <text:p>2880</text:p>
          </table:table-cell>
          <table:table-cell table:style-name="ce4" table:formula="of:=[.D197]+6" office:value-type="float" office:value="2886" calcext:value-type="float">
            <text:p>288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15/Oct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[.C198]*10" office:value-type="float" office:value="2880" calcext:value-type="float">
            <text:p>2880</text:p>
          </table:table-cell>
          <table:table-cell table:style-name="ce4" table:formula="of:=[.D198]+7" office:value-type="float" office:value="2887" calcext:value-type="float">
            <text:p>2887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15/Oct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[.C199]*10" office:value-type="float" office:value="2880" calcext:value-type="float">
            <text:p>2880</text:p>
          </table:table-cell>
          <table:table-cell table:style-name="ce4" table:formula="of:=[.D199]+8" office:value-type="float" office:value="2888" calcext:value-type="float">
            <text:p>288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15/Oct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[.C200]*10" office:value-type="float" office:value="2880" calcext:value-type="float">
            <text:p>2880</text:p>
          </table:table-cell>
          <table:table-cell table:style-name="ce4" table:formula="of:=[.D200]+9" office:value-type="float" office:value="2889" calcext:value-type="float">
            <text:p>288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1/Nov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formula="of:=[.C201]*10" office:value-type="float" office:value="3050" calcext:value-type="float">
            <text:p>3050</text:p>
          </table:table-cell>
          <table:table-cell table:style-name="ce4" table:formula="of:=[.D201]+0" office:value-type="float" office:value="3050" calcext:value-type="float">
            <text:p>30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string" calcext:value-type="string">
            <text:p>1/Nov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formula="of:=[.C202]*10" office:value-type="float" office:value="3050" calcext:value-type="float">
            <text:p>3050</text:p>
          </table:table-cell>
          <table:table-cell table:style-name="ce4" table:formula="of:=[.D202]+1" office:value-type="float" office:value="3051" calcext:value-type="float">
            <text:p>30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string" calcext:value-type="string">
            <text:p>1/Nov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formula="of:=[.C203]*10" office:value-type="float" office:value="3050" calcext:value-type="float">
            <text:p>3050</text:p>
          </table:table-cell>
          <table:table-cell table:style-name="ce4" table:formula="of:=[.D203]+2" office:value-type="float" office:value="3052" calcext:value-type="float">
            <text:p>305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string" calcext:value-type="string">
            <text:p>1/Nov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formula="of:=[.C204]*10" office:value-type="float" office:value="3050" calcext:value-type="float">
            <text:p>3050</text:p>
          </table:table-cell>
          <table:table-cell table:style-name="ce4" table:formula="of:=[.D204]+3" office:value-type="float" office:value="3053" calcext:value-type="float">
            <text:p>305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1/Nov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formula="of:=[.C205]*10" office:value-type="float" office:value="3050" calcext:value-type="float">
            <text:p>3050</text:p>
          </table:table-cell>
          <table:table-cell table:style-name="ce4" table:formula="of:=[.D205]+4" office:value-type="float" office:value="3054" calcext:value-type="float">
            <text:p>305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string" calcext:value-type="string">
            <text:p>1/Nov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formula="of:=[.C206]*10" office:value-type="float" office:value="3050" calcext:value-type="float">
            <text:p>3050</text:p>
          </table:table-cell>
          <table:table-cell table:style-name="ce4" table:formula="of:=[.D206]+5" office:value-type="float" office:value="3055" calcext:value-type="float">
            <text:p>305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1/Nov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formula="of:=[.C207]*10" office:value-type="float" office:value="3050" calcext:value-type="float">
            <text:p>3050</text:p>
          </table:table-cell>
          <table:table-cell table:style-name="ce4" table:formula="of:=[.D207]+6" office:value-type="float" office:value="3056" calcext:value-type="float">
            <text:p>30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1/Nov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formula="of:=[.C208]*10" office:value-type="float" office:value="3050" calcext:value-type="float">
            <text:p>3050</text:p>
          </table:table-cell>
          <table:table-cell table:style-name="ce4" table:formula="of:=[.D208]+7" office:value-type="float" office:value="3057" calcext:value-type="float">
            <text:p>305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1/Nov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formula="of:=[.C209]*10" office:value-type="float" office:value="3050" calcext:value-type="float">
            <text:p>3050</text:p>
          </table:table-cell>
          <table:table-cell table:style-name="ce4" table:formula="of:=[.D209]+8" office:value-type="float" office:value="3058" calcext:value-type="float">
            <text:p>305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/Nov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formula="of:=[.C210]*10" office:value-type="float" office:value="3050" calcext:value-type="float">
            <text:p>3050</text:p>
          </table:table-cell>
          <table:table-cell table:style-name="ce4" table:formula="of:=[.D210]+9" office:value-type="float" office:value="3059" calcext:value-type="float">
            <text:p>305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15/Nov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formula="of:=[.C211]*10" office:value-type="float" office:value="3190" calcext:value-type="float">
            <text:p>3190</text:p>
          </table:table-cell>
          <table:table-cell table:style-name="ce4" table:formula="of:=[.D211]+0" office:value-type="float" office:value="3190" calcext:value-type="float">
            <text:p>319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15/Nov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formula="of:=[.C212]*10" office:value-type="float" office:value="3190" calcext:value-type="float">
            <text:p>3190</text:p>
          </table:table-cell>
          <table:table-cell table:style-name="ce4" table:formula="of:=[.D212]+1" office:value-type="float" office:value="3191" calcext:value-type="float">
            <text:p>3191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15/Nov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formula="of:=[.C213]*10" office:value-type="float" office:value="3190" calcext:value-type="float">
            <text:p>3190</text:p>
          </table:table-cell>
          <table:table-cell table:style-name="ce4" table:formula="of:=[.D213]+2" office:value-type="float" office:value="3192" calcext:value-type="float">
            <text:p>319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15/Nov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formula="of:=[.C214]*10" office:value-type="float" office:value="3190" calcext:value-type="float">
            <text:p>3190</text:p>
          </table:table-cell>
          <table:table-cell table:style-name="ce4" table:formula="of:=[.D214]+3" office:value-type="float" office:value="3193" calcext:value-type="float">
            <text:p>319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15/Nov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formula="of:=[.C215]*10" office:value-type="float" office:value="3190" calcext:value-type="float">
            <text:p>3190</text:p>
          </table:table-cell>
          <table:table-cell table:style-name="ce4" table:formula="of:=[.D215]+4" office:value-type="float" office:value="3194" calcext:value-type="float">
            <text:p>319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15/Nov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formula="of:=[.C216]*10" office:value-type="float" office:value="3190" calcext:value-type="float">
            <text:p>3190</text:p>
          </table:table-cell>
          <table:table-cell table:style-name="ce4" table:formula="of:=[.D216]+5" office:value-type="float" office:value="3195" calcext:value-type="float">
            <text:p>319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15/Nov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formula="of:=[.C217]*10" office:value-type="float" office:value="3190" calcext:value-type="float">
            <text:p>3190</text:p>
          </table:table-cell>
          <table:table-cell table:style-name="ce4" table:formula="of:=[.D217]+6" office:value-type="float" office:value="3196" calcext:value-type="float">
            <text:p>319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15/Nov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formula="of:=[.C218]*10" office:value-type="float" office:value="3190" calcext:value-type="float">
            <text:p>3190</text:p>
          </table:table-cell>
          <table:table-cell table:style-name="ce4" table:formula="of:=[.D218]+7" office:value-type="float" office:value="3197" calcext:value-type="float">
            <text:p>3197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15/Nov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formula="of:=[.C219]*10" office:value-type="float" office:value="3190" calcext:value-type="float">
            <text:p>3190</text:p>
          </table:table-cell>
          <table:table-cell table:style-name="ce4" table:formula="of:=[.D219]+8" office:value-type="float" office:value="3198" calcext:value-type="float">
            <text:p>319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15/Nov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formula="of:=[.C220]*10" office:value-type="float" office:value="3190" calcext:value-type="float">
            <text:p>3190</text:p>
          </table:table-cell>
          <table:table-cell table:style-name="ce4" table:formula="of:=[.D220]+9" office:value-type="float" office:value="3199" calcext:value-type="float">
            <text:p>319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1/Dec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[.C221]*10" office:value-type="float" office:value="3350" calcext:value-type="float">
            <text:p>3350</text:p>
          </table:table-cell>
          <table:table-cell table:style-name="ce4" table:formula="of:=[.D221]+0" office:value-type="float" office:value="3350" calcext:value-type="float">
            <text:p>335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1/Dec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[.C222]*10" office:value-type="float" office:value="3350" calcext:value-type="float">
            <text:p>3350</text:p>
          </table:table-cell>
          <table:table-cell table:style-name="ce4" table:formula="of:=[.D222]+1" office:value-type="float" office:value="3351" calcext:value-type="float">
            <text:p>3351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1/Dec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[.C223]*10" office:value-type="float" office:value="3350" calcext:value-type="float">
            <text:p>3350</text:p>
          </table:table-cell>
          <table:table-cell table:style-name="ce4" table:formula="of:=[.D223]+2" office:value-type="float" office:value="3352" calcext:value-type="float">
            <text:p>3352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1/Dec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[.C224]*10" office:value-type="float" office:value="3350" calcext:value-type="float">
            <text:p>3350</text:p>
          </table:table-cell>
          <table:table-cell table:style-name="ce4" table:formula="of:=[.D224]+3" office:value-type="float" office:value="3353" calcext:value-type="float">
            <text:p>335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1/Dec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[.C225]*10" office:value-type="float" office:value="3350" calcext:value-type="float">
            <text:p>3350</text:p>
          </table:table-cell>
          <table:table-cell table:style-name="ce4" table:formula="of:=[.D225]+4" office:value-type="float" office:value="3354" calcext:value-type="float">
            <text:p>335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string" calcext:value-type="string">
            <text:p>1/Dec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[.C226]*10" office:value-type="float" office:value="3350" calcext:value-type="float">
            <text:p>3350</text:p>
          </table:table-cell>
          <table:table-cell table:style-name="ce4" table:formula="of:=[.D226]+5" office:value-type="float" office:value="3355" calcext:value-type="float">
            <text:p>335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string" calcext:value-type="string">
            <text:p>1/Dec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[.C227]*10" office:value-type="float" office:value="3350" calcext:value-type="float">
            <text:p>3350</text:p>
          </table:table-cell>
          <table:table-cell table:style-name="ce4" table:formula="of:=[.D227]+6" office:value-type="float" office:value="3356" calcext:value-type="float">
            <text:p>33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string" calcext:value-type="string">
            <text:p>1/Dec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[.C228]*10" office:value-type="float" office:value="3350" calcext:value-type="float">
            <text:p>3350</text:p>
          </table:table-cell>
          <table:table-cell table:style-name="ce4" table:formula="of:=[.D228]+7" office:value-type="float" office:value="3357" calcext:value-type="float">
            <text:p>335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1/Dec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[.C229]*10" office:value-type="float" office:value="3350" calcext:value-type="float">
            <text:p>3350</text:p>
          </table:table-cell>
          <table:table-cell table:style-name="ce4" table:formula="of:=[.D229]+8" office:value-type="float" office:value="3358" calcext:value-type="float">
            <text:p>335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1/Dec/2017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[.C230]*10" office:value-type="float" office:value="3350" calcext:value-type="float">
            <text:p>3350</text:p>
          </table:table-cell>
          <table:table-cell table:style-name="ce4" table:formula="of:=[.D230]+9" office:value-type="float" office:value="3359" calcext:value-type="float">
            <text:p>33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15/Dec/2017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4" office:value-type="float" office:value="349" calcext:value-type="float">
            <text:p>349</text:p>
          </table:table-cell>
          <table:table-cell table:style-name="ce4" table:formula="of:=[.C231]*10" office:value-type="float" office:value="3490" calcext:value-type="float">
            <text:p>3490</text:p>
          </table:table-cell>
          <table:table-cell table:style-name="ce4" table:formula="of:=[.D231]+0" office:value-type="float" office:value="3490" calcext:value-type="float">
            <text:p>349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15/Dec/2017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4" office:value-type="float" office:value="349" calcext:value-type="float">
            <text:p>349</text:p>
          </table:table-cell>
          <table:table-cell table:style-name="ce4" table:formula="of:=[.C232]*10" office:value-type="float" office:value="3490" calcext:value-type="float">
            <text:p>3490</text:p>
          </table:table-cell>
          <table:table-cell table:style-name="ce4" table:formula="of:=[.D232]+1" office:value-type="float" office:value="3491" calcext:value-type="float">
            <text:p>3491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15/Dec/2017</text:p>
          </table:table-cell>
          <table:table-cell table:style-name="ce3" office:value-type="time" office:time-value="PT11H00M00S" calcext:value-type="time">
            <text:p>11:00:00 AM</text:p>
          </table:table-cell>
          <table:table-cell table:style-name="ce4" office:value-type="float" office:value="349" calcext:value-type="float">
            <text:p>349</text:p>
          </table:table-cell>
          <table:table-cell table:style-name="ce4" table:formula="of:=[.C233]*10" office:value-type="float" office:value="3490" calcext:value-type="float">
            <text:p>3490</text:p>
          </table:table-cell>
          <table:table-cell table:style-name="ce4" table:formula="of:=[.D233]+2" office:value-type="float" office:value="3492" calcext:value-type="float">
            <text:p>3492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string" calcext:value-type="string">
            <text:p>15/Dec/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4" office:value-type="float" office:value="349" calcext:value-type="float">
            <text:p>349</text:p>
          </table:table-cell>
          <table:table-cell table:style-name="ce4" table:formula="of:=[.C234]*10" office:value-type="float" office:value="3490" calcext:value-type="float">
            <text:p>3490</text:p>
          </table:table-cell>
          <table:table-cell table:style-name="ce4" table:formula="of:=[.D234]+3" office:value-type="float" office:value="3493" calcext:value-type="float">
            <text:p>349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string" calcext:value-type="string">
            <text:p>15/Dec/2017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office:value-type="float" office:value="349" calcext:value-type="float">
            <text:p>349</text:p>
          </table:table-cell>
          <table:table-cell table:style-name="ce4" table:formula="of:=[.C235]*10" office:value-type="float" office:value="3490" calcext:value-type="float">
            <text:p>3490</text:p>
          </table:table-cell>
          <table:table-cell table:style-name="ce4" table:formula="of:=[.D235]+4" office:value-type="float" office:value="3494" calcext:value-type="float">
            <text:p>3494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string" calcext:value-type="string">
            <text:p>15/Dec/2017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office:value-type="float" office:value="349" calcext:value-type="float">
            <text:p>349</text:p>
          </table:table-cell>
          <table:table-cell table:style-name="ce4" table:formula="of:=[.C236]*10" office:value-type="float" office:value="3490" calcext:value-type="float">
            <text:p>3490</text:p>
          </table:table-cell>
          <table:table-cell table:style-name="ce4" table:formula="of:=[.D236]+5" office:value-type="float" office:value="3495" calcext:value-type="float">
            <text:p>349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15/Dec/2017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4" office:value-type="float" office:value="349" calcext:value-type="float">
            <text:p>349</text:p>
          </table:table-cell>
          <table:table-cell table:style-name="ce4" table:formula="of:=[.C237]*10" office:value-type="float" office:value="3490" calcext:value-type="float">
            <text:p>3490</text:p>
          </table:table-cell>
          <table:table-cell table:style-name="ce4" table:formula="of:=[.D237]+6" office:value-type="float" office:value="3496" calcext:value-type="float">
            <text:p>349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15/Dec/2017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office:value-type="float" office:value="349" calcext:value-type="float">
            <text:p>349</text:p>
          </table:table-cell>
          <table:table-cell table:style-name="ce4" table:formula="of:=[.C238]*10" office:value-type="float" office:value="3490" calcext:value-type="float">
            <text:p>3490</text:p>
          </table:table-cell>
          <table:table-cell table:style-name="ce4" table:formula="of:=[.D238]+7" office:value-type="float" office:value="3497" calcext:value-type="float">
            <text:p>349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15/Dec/2017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4" office:value-type="float" office:value="349" calcext:value-type="float">
            <text:p>349</text:p>
          </table:table-cell>
          <table:table-cell table:style-name="ce4" table:formula="of:=[.C239]*10" office:value-type="float" office:value="3490" calcext:value-type="float">
            <text:p>3490</text:p>
          </table:table-cell>
          <table:table-cell table:style-name="ce4" table:formula="of:=[.D239]+8" office:value-type="float" office:value="3498" calcext:value-type="float">
            <text:p>34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/>
          <table:table-cell table:style-name="ce3"/>
          <table:table-cell table:style-name="ce4" table:number-columns-repeated="3"/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 table:number-rows-repeated="104833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table-column table:style-name="co4" table:number-columns-repeated="3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formula="of:=[.A1]&amp;[.B1]" office:value-type="string" office:string-value="49," calcext:value-type="string">
            <text:p>49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formula="of:=[.A2]&amp;[.B2]" office:value-type="string" office:string-value="80," calcext:value-type="string">
            <text:p>80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formula="of:=[.A3]&amp;[.B3]" office:value-type="string" office:string-value="92," calcext:value-type="string">
            <text:p>92,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formula="of:=[.A4]&amp;[.B4]" office:value-type="string" office:string-value="102," calcext:value-type="string">
            <text:p>102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formula="of:=[.A5]&amp;[.B5]" office:value-type="string" office:string-value="108," calcext:value-type="string">
            <text:p>108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formula="of:=[.A6]&amp;[.B6]" office:value-type="string" office:string-value="101," calcext:value-type="string">
            <text:p>101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formula="of:=[.A7]&amp;[.B7]" office:value-type="string" office:string-value="90," calcext:value-type="string">
            <text:p>90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formula="of:=[.A8]&amp;[.B8]" office:value-type="string" office:string-value="55," calcext:value-type="string">
            <text:p>55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A9]&amp;[.B9]" office:value-type="string" office:string-value="12," calcext:value-type="string">
            <text:p>12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A10]&amp;[.B10]" office:value-type="string" office:string-value="4," calcext:value-type="string">
            <text:p>4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A11]&amp;[.B11]" office:value-type="string" office:string-value="51," calcext:value-type="string">
            <text:p>51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formula="of:=[.A12]&amp;[.B12]" office:value-type="string" office:string-value="76," calcext:value-type="string">
            <text:p>76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formula="of:=[.A13]&amp;[.B13]" office:value-type="string" office:string-value="87," calcext:value-type="string">
            <text:p>87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formula="of:=[.A14]&amp;[.B14]" office:value-type="string" office:string-value="99," calcext:value-type="string">
            <text:p>99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formula="of:=[.A15]&amp;[.B15]" office:value-type="string" office:string-value="104," calcext:value-type="string">
            <text:p>104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formula="of:=[.A16]&amp;[.B16]" office:value-type="string" office:string-value="100," calcext:value-type="string">
            <text:p>100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formula="of:=[.A17]&amp;[.B17]" office:value-type="string" office:string-value="89," calcext:value-type="string">
            <text:p>89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formula="of:=[.A18]&amp;[.B18]" office:value-type="string" office:string-value="78," calcext:value-type="string">
            <text:p>78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A19]&amp;[.B19]" office:value-type="string" office:string-value="14," calcext:value-type="string">
            <text:p>14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A20]&amp;[.B20]" office:value-type="string" office:string-value="6," calcext:value-type="string">
            <text:p>6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A21]&amp;[.B21]" office:value-type="string" office:string-value="57," calcext:value-type="string">
            <text:p>57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formula="of:=[.A22]&amp;[.B22]" office:value-type="string" office:string-value="73," calcext:value-type="string">
            <text:p>73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formula="of:=[.A23]&amp;[.B23]" office:value-type="string" office:string-value="86," calcext:value-type="string">
            <text:p>86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formula="of:=[.A24]&amp;[.B24]" office:value-type="string" office:string-value="96," calcext:value-type="string">
            <text:p>96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formula="of:=[.A25]&amp;[.B25]" office:value-type="string" office:string-value="104," calcext:value-type="string">
            <text:p>104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formula="of:=[.A26]&amp;[.B26]" office:value-type="string" office:string-value="98," calcext:value-type="string">
            <text:p>98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formula="of:=[.A27]&amp;[.B27]" office:value-type="string" office:string-value="89," calcext:value-type="string">
            <text:p>89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formula="of:=[.A28]&amp;[.B28]" office:value-type="string" office:string-value="74," calcext:value-type="string">
            <text:p>74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formula="of:=[.A29]&amp;[.B29]" office:value-type="string" office:string-value="32," calcext:value-type="string">
            <text:p>32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A30]&amp;[.B30]" office:value-type="string" office:string-value="8," calcext:value-type="string">
            <text:p>8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A31]&amp;[.B31]" office:value-type="string" office:string-value="54," calcext:value-type="string">
            <text:p>54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formula="of:=[.A32]&amp;[.B32]" office:value-type="string" office:string-value="66," calcext:value-type="string">
            <text:p>66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formula="of:=[.A33]&amp;[.B33]" office:value-type="string" office:string-value="82," calcext:value-type="string">
            <text:p>82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formula="of:=[.A34]&amp;[.B34]" office:value-type="string" office:string-value="92," calcext:value-type="string">
            <text:p>92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formula="of:=[.A35]&amp;[.B35]" office:value-type="string" office:string-value="99," calcext:value-type="string">
            <text:p>99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formula="of:=[.A36]&amp;[.B36]" office:value-type="string" office:string-value="93," calcext:value-type="string">
            <text:p>93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formula="of:=[.A37]&amp;[.B37]" office:value-type="string" office:string-value="84," calcext:value-type="string">
            <text:p>84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formula="of:=[.A38]&amp;[.B38]" office:value-type="string" office:string-value="70," calcext:value-type="string">
            <text:p>70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A39]&amp;[.B39]" office:value-type="string" office:string-value="51," calcext:value-type="string">
            <text:p>51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A40]&amp;[.B40]" office:value-type="string" office:string-value="12," calcext:value-type="string">
            <text:p>12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formula="of:=[.A41]&amp;[.B41]" office:value-type="string" office:string-value="52," calcext:value-type="string">
            <text:p>52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formula="of:=[.A42]&amp;[.B42]" office:value-type="string" office:string-value="61," calcext:value-type="string">
            <text:p>61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formula="of:=[.A43]&amp;[.B43]" office:value-type="string" office:string-value="77," calcext:value-type="string">
            <text:p>77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formula="of:=[.A44]&amp;[.B44]" office:value-type="string" office:string-value="88," calcext:value-type="string">
            <text:p>88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formula="of:=[.A45]&amp;[.B45]" office:value-type="string" office:string-value="94," calcext:value-type="string">
            <text:p>94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formula="of:=[.A46]&amp;[.B46]" office:value-type="string" office:string-value="89," calcext:value-type="string">
            <text:p>89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formula="of:=[.A47]&amp;[.B47]" office:value-type="string" office:string-value="78," calcext:value-type="string">
            <text:p>78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formula="of:=[.A48]&amp;[.B48]" office:value-type="string" office:string-value="64," calcext:value-type="string">
            <text:p>64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formula="of:=[.A49]&amp;[.B49]" office:value-type="string" office:string-value="42," calcext:value-type="string">
            <text:p>42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A50]&amp;[.B50]" office:value-type="string" office:string-value="15," calcext:value-type="string">
            <text:p>15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formula="of:=[.A51]&amp;[.B51]" office:value-type="string" office:string-value="46," calcext:value-type="string">
            <text:p>46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formula="of:=[.A52]&amp;[.B52]" office:value-type="string" office:string-value="56," calcext:value-type="string">
            <text:p>56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formula="of:=[.A53]&amp;[.B53]" office:value-type="string" office:string-value="69," calcext:value-type="string">
            <text:p>69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formula="of:=[.A54]&amp;[.B54]" office:value-type="string" office:string-value="83," calcext:value-type="string">
            <text:p>83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formula="of:=[.A55]&amp;[.B55]" office:value-type="string" office:string-value="89," calcext:value-type="string">
            <text:p>89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formula="of:=[.A56]&amp;[.B56]" office:value-type="string" office:string-value="81," calcext:value-type="string">
            <text:p>81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formula="of:=[.A57]&amp;[.B57]" office:value-type="string" office:string-value="72," calcext:value-type="string">
            <text:p>72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formula="of:=[.A58]&amp;[.B58]" office:value-type="string" office:string-value="55," calcext:value-type="string">
            <text:p>55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formula="of:=[.A59]&amp;[.B59]" office:value-type="string" office:string-value="33," calcext:value-type="string">
            <text:p>33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A60]&amp;[.B60]" office:value-type="string" office:string-value="22," calcext:value-type="string">
            <text:p>22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A61]&amp;[.B61]" office:value-type="string" office:string-value="40," calcext:value-type="string">
            <text:p>40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formula="of:=[.A62]&amp;[.B62]" office:value-type="string" office:string-value="48," calcext:value-type="string">
            <text:p>48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formula="of:=[.A63]&amp;[.B63]" office:value-type="string" office:string-value="61," calcext:value-type="string">
            <text:p>61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formula="of:=[.A64]&amp;[.B64]" office:value-type="string" office:string-value="73," calcext:value-type="string">
            <text:p>73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formula="of:=[.A65]&amp;[.B65]" office:value-type="string" office:string-value="75," calcext:value-type="string">
            <text:p>75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formula="of:=[.A66]&amp;[.B66]" office:value-type="string" office:string-value="68," calcext:value-type="string">
            <text:p>68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formula="of:=[.A67]&amp;[.B67]" office:value-type="string" office:string-value="56," calcext:value-type="string">
            <text:p>56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A68]&amp;[.B68]" office:value-type="string" office:string-value="40," calcext:value-type="string">
            <text:p>40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formula="of:=[.A69]&amp;[.B69]" office:value-type="string" office:string-value="27," calcext:value-type="string">
            <text:p>27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70]&amp;[.B70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formula="of:=[.A71]&amp;[.B71]" office:value-type="string" office:string-value="37," calcext:value-type="string">
            <text:p>37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formula="of:=[.A72]&amp;[.B72]" office:value-type="string" office:string-value="43," calcext:value-type="string">
            <text:p>43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formula="of:=[.A73]&amp;[.B73]" office:value-type="string" office:string-value="50," calcext:value-type="string">
            <text:p>50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formula="of:=[.A74]&amp;[.B74]" office:value-type="string" office:string-value="58," calcext:value-type="string">
            <text:p>58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formula="of:=[.A75]&amp;[.B75]" office:value-type="string" office:string-value="62," calcext:value-type="string">
            <text:p>62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formula="of:=[.A76]&amp;[.B76]" office:value-type="string" office:string-value="53," calcext:value-type="string">
            <text:p>53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formula="of:=[.A77]&amp;[.B77]" office:value-type="string" office:string-value="43," calcext:value-type="string">
            <text:p>43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formula="of:=[.A78]&amp;[.B78]" office:value-type="string" office:string-value="31," calcext:value-type="string">
            <text:p>31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formula="of:=[.A79]&amp;[.B79]" office:value-type="string" office:string-value="24," calcext:value-type="string">
            <text:p>24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80]&amp;[.B80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formula="of:=[.A81]&amp;[.B81]" office:value-type="string" office:string-value="32," calcext:value-type="string">
            <text:p>32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formula="of:=[.A82]&amp;[.B82]" office:value-type="string" office:string-value="39," calcext:value-type="string">
            <text:p>39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formula="of:=[.A83]&amp;[.B83]" office:value-type="string" office:string-value="43," calcext:value-type="string">
            <text:p>43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A84]&amp;[.B84]" office:value-type="string" office:string-value="51," calcext:value-type="string">
            <text:p>51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formula="of:=[.A85]&amp;[.B85]" office:value-type="string" office:string-value="50," calcext:value-type="string">
            <text:p>50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formula="of:=[.A86]&amp;[.B86]" office:value-type="string" office:string-value="44," calcext:value-type="string">
            <text:p>44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formula="of:=[.A87]&amp;[.B87]" office:value-type="string" office:string-value="36," calcext:value-type="string">
            <text:p>36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formula="of:=[.A88]&amp;[.B88]" office:value-type="string" office:string-value="27," calcext:value-type="string">
            <text:p>27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89]&amp;[.B89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90]&amp;[.B90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formula="of:=[.A91]&amp;[.B91]" office:value-type="string" office:string-value="28," calcext:value-type="string">
            <text:p>28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A92]&amp;[.B92]" office:value-type="string" office:string-value="35," calcext:value-type="string">
            <text:p>35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formula="of:=[.A93]&amp;[.B93]" office:value-type="string" office:string-value="39," calcext:value-type="string">
            <text:p>39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formula="of:=[.A94]&amp;[.B94]" office:value-type="string" office:string-value="44," calcext:value-type="string">
            <text:p>44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formula="of:=[.A95]&amp;[.B95]" office:value-type="string" office:string-value="43," calcext:value-type="string">
            <text:p>43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formula="of:=[.A96]&amp;[.B96]" office:value-type="string" office:string-value="37," calcext:value-type="string">
            <text:p>37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formula="of:=[.A97]&amp;[.B97]" office:value-type="string" office:string-value="29," calcext:value-type="string">
            <text:p>29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formula="of:=[.A98]&amp;[.B98]" office:value-type="string" office:string-value="25," calcext:value-type="string">
            <text:p>25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99]&amp;[.B99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00]&amp;[.B100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formula="of:=[.A101]&amp;[.B101]" office:value-type="string" office:string-value="27," calcext:value-type="string">
            <text:p>27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formula="of:=[.A102]&amp;[.B102]" office:value-type="string" office:string-value="32," calcext:value-type="string">
            <text:p>32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formula="of:=[.A103]&amp;[.B103]" office:value-type="string" office:string-value="37," calcext:value-type="string">
            <text:p>37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formula="of:=[.A104]&amp;[.B104]" office:value-type="string" office:string-value="39," calcext:value-type="string">
            <text:p>39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formula="of:=[.A105]&amp;[.B105]" office:value-type="string" office:string-value="39," calcext:value-type="string">
            <text:p>39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A106]&amp;[.B106]" office:value-type="string" office:string-value="35," calcext:value-type="string">
            <text:p>35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formula="of:=[.A107]&amp;[.B107]" office:value-type="string" office:string-value="27," calcext:value-type="string">
            <text:p>27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formula="of:=[.A108]&amp;[.B108]" office:value-type="string" office:string-value="24," calcext:value-type="string">
            <text:p>24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09]&amp;[.B109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10]&amp;[.B110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formula="of:=[.A111]&amp;[.B111]" office:value-type="string" office:string-value="26," calcext:value-type="string">
            <text:p>26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formula="of:=[.A112]&amp;[.B112]" office:value-type="string" office:string-value="31," calcext:value-type="string">
            <text:p>31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formula="of:=[.A113]&amp;[.B113]" office:value-type="string" office:string-value="34," calcext:value-type="string">
            <text:p>34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formula="of:=[.A114]&amp;[.B114]" office:value-type="string" office:string-value="39," calcext:value-type="string">
            <text:p>39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formula="of:=[.A115]&amp;[.B115]" office:value-type="string" office:string-value="36," calcext:value-type="string">
            <text:p>36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formula="of:=[.A116]&amp;[.B116]" office:value-type="string" office:string-value="33," calcext:value-type="string">
            <text:p>33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formula="of:=[.A117]&amp;[.B117]" office:value-type="string" office:string-value="28," calcext:value-type="string">
            <text:p>28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18]&amp;[.B118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19]&amp;[.B119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20]&amp;[.B120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formula="of:=[.A121]&amp;[.B121]" office:value-type="string" office:string-value="26," calcext:value-type="string">
            <text:p>26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formula="of:=[.A122]&amp;[.B122]" office:value-type="string" office:string-value="31," calcext:value-type="string">
            <text:p>31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formula="of:=[.A123]&amp;[.B123]" office:value-type="string" office:string-value="34," calcext:value-type="string">
            <text:p>34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formula="of:=[.A124]&amp;[.B124]" office:value-type="string" office:string-value="39," calcext:value-type="string">
            <text:p>39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formula="of:=[.A125]&amp;[.B125]" office:value-type="string" office:string-value="37," calcext:value-type="string">
            <text:p>37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formula="of:=[.A126]&amp;[.B126]" office:value-type="string" office:string-value="33," calcext:value-type="string">
            <text:p>33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formula="of:=[.A127]&amp;[.B127]" office:value-type="string" office:string-value="28," calcext:value-type="string">
            <text:p>28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formula="of:=[.A128]&amp;[.B128]" office:value-type="string" office:string-value="24," calcext:value-type="string">
            <text:p>24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29]&amp;[.B129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30]&amp;[.B130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formula="of:=[.A131]&amp;[.B131]" office:value-type="string" office:string-value="27," calcext:value-type="string">
            <text:p>27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formula="of:=[.A132]&amp;[.B132]" office:value-type="string" office:string-value="32," calcext:value-type="string">
            <text:p>32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formula="of:=[.A133]&amp;[.B133]" office:value-type="string" office:string-value="36," calcext:value-type="string">
            <text:p>36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A134]&amp;[.B134]" office:value-type="string" office:string-value="40," calcext:value-type="string">
            <text:p>40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formula="of:=[.A135]&amp;[.B135]" office:value-type="string" office:string-value="44," calcext:value-type="string">
            <text:p>44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formula="of:=[.A136]&amp;[.B136]" office:value-type="string" office:string-value="37," calcext:value-type="string">
            <text:p>37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formula="of:=[.A137]&amp;[.B137]" office:value-type="string" office:string-value="29," calcext:value-type="string">
            <text:p>29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formula="of:=[.A138]&amp;[.B138]" office:value-type="string" office:string-value="24," calcext:value-type="string">
            <text:p>24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39]&amp;[.B139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40]&amp;[.B140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formula="of:=[.A141]&amp;[.B141]" office:value-type="string" office:string-value="31," calcext:value-type="string">
            <text:p>31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formula="of:=[.A142]&amp;[.B142]" office:value-type="string" office:string-value="36," calcext:value-type="string">
            <text:p>36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formula="of:=[.A143]&amp;[.B143]" office:value-type="string" office:string-value="39," calcext:value-type="string">
            <text:p>39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formula="of:=[.A144]&amp;[.B144]" office:value-type="string" office:string-value="44," calcext:value-type="string">
            <text:p>44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formula="of:=[.A145]&amp;[.B145]" office:value-type="string" office:string-value="44," calcext:value-type="string">
            <text:p>44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A146]&amp;[.B146]" office:value-type="string" office:string-value="41," calcext:value-type="string">
            <text:p>41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formula="of:=[.A147]&amp;[.B147]" office:value-type="string" office:string-value="31," calcext:value-type="string">
            <text:p>31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formula="of:=[.A148]&amp;[.B148]" office:value-type="string" office:string-value="26," calcext:value-type="string">
            <text:p>26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49]&amp;[.B149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50]&amp;[.B150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formula="of:=[.A151]&amp;[.B151]" office:value-type="string" office:string-value="34," calcext:value-type="string">
            <text:p>34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A152]&amp;[.B152]" office:value-type="string" office:string-value="40," calcext:value-type="string">
            <text:p>40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formula="of:=[.A153]&amp;[.B153]" office:value-type="string" office:string-value="44," calcext:value-type="string">
            <text:p>44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A154]&amp;[.B154]" office:value-type="string" office:string-value="51," calcext:value-type="string">
            <text:p>51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A155]&amp;[.B155]" office:value-type="string" office:string-value="54," calcext:value-type="string">
            <text:p>54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formula="of:=[.A156]&amp;[.B156]" office:value-type="string" office:string-value="48," calcext:value-type="string">
            <text:p>48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formula="of:=[.A157]&amp;[.B157]" office:value-type="string" office:string-value="37," calcext:value-type="string">
            <text:p>37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formula="of:=[.A158]&amp;[.B158]" office:value-type="string" office:string-value="29," calcext:value-type="string">
            <text:p>29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formula="of:=[.A159]&amp;[.B159]" office:value-type="string" office:string-value="24," calcext:value-type="string">
            <text:p>24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60]&amp;[.B160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A161]&amp;[.B161]" office:value-type="string" office:string-value="40," calcext:value-type="string">
            <text:p>40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formula="of:=[.A162]&amp;[.B162]" office:value-type="string" office:string-value="46," calcext:value-type="string">
            <text:p>46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formula="of:=[.A163]&amp;[.B163]" office:value-type="string" office:string-value="53," calcext:value-type="string">
            <text:p>53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formula="of:=[.A164]&amp;[.B164]" office:value-type="string" office:string-value="65," calcext:value-type="string">
            <text:p>65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formula="of:=[.A165]&amp;[.B165]" office:value-type="string" office:string-value="67," calcext:value-type="string">
            <text:p>67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formula="of:=[.A166]&amp;[.B166]" office:value-type="string" office:string-value="61," calcext:value-type="string">
            <text:p>61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formula="of:=[.A167]&amp;[.B167]" office:value-type="string" office:string-value="49," calcext:value-type="string">
            <text:p>49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A168]&amp;[.B168]" office:value-type="string" office:string-value="35," calcext:value-type="string">
            <text:p>35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formula="of:=[.A169]&amp;[.B169]" office:value-type="string" office:string-value="24," calcext:value-type="string">
            <text:p>24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A170]&amp;[.B170]" office:value-type="string" office:string-value="23," calcext:value-type="string">
            <text:p>23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A171]&amp;[.B171]" office:value-type="string" office:string-value="45," calcext:value-type="string">
            <text:p>45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formula="of:=[.A172]&amp;[.B172]" office:value-type="string" office:string-value="53," calcext:value-type="string">
            <text:p>53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formula="of:=[.A173]&amp;[.B173]" office:value-type="string" office:string-value="68," calcext:value-type="string">
            <text:p>68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formula="of:=[.A174]&amp;[.B174]" office:value-type="string" office:string-value="81," calcext:value-type="string">
            <text:p>81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formula="of:=[.A175]&amp;[.B175]" office:value-type="string" office:string-value="82," calcext:value-type="string">
            <text:p>82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formula="of:=[.A176]&amp;[.B176]" office:value-type="string" office:string-value="73," calcext:value-type="string">
            <text:p>73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formula="of:=[.A177]&amp;[.B177]" office:value-type="string" office:string-value="61," calcext:value-type="string">
            <text:p>61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formula="of:=[.A178]&amp;[.B178]" office:value-type="string" office:string-value="43," calcext:value-type="string">
            <text:p>43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formula="of:=[.A179]&amp;[.B179]" office:value-type="string" office:string-value="26," calcext:value-type="string">
            <text:p>26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A180]&amp;[.B180]" office:value-type="string" office:string-value="20," calcext:value-type="string">
            <text:p>20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formula="of:=[.A181]&amp;[.B181]" office:value-type="string" office:string-value="50," calcext:value-type="string">
            <text:p>50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A182]&amp;[.B182]" office:value-type="string" office:string-value="60," calcext:value-type="string">
            <text:p>60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formula="of:=[.A183]&amp;[.B183]" office:value-type="string" office:string-value="75," calcext:value-type="string">
            <text:p>75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formula="of:=[.A184]&amp;[.B184]" office:value-type="string" office:string-value="88," calcext:value-type="string">
            <text:p>88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formula="of:=[.A185]&amp;[.B185]" office:value-type="string" office:string-value="87," calcext:value-type="string">
            <text:p>87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formula="of:=[.A186]&amp;[.B186]" office:value-type="string" office:string-value="79," calcext:value-type="string">
            <text:p>79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formula="of:=[.A187]&amp;[.B187]" office:value-type="string" office:string-value="68," calcext:value-type="string">
            <text:p>68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formula="of:=[.A188]&amp;[.B188]" office:value-type="string" office:string-value="53," calcext:value-type="string">
            <text:p>53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formula="of:=[.A189]&amp;[.B189]" office:value-type="string" office:string-value="30," calcext:value-type="string">
            <text:p>30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formula="of:=[.A190]&amp;[.B190]" office:value-type="string" office:string-value="52," calcext:value-type="string">
            <text:p>52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formula="of:=[.A191]&amp;[.B191]" office:value-type="string" office:string-value="67," calcext:value-type="string">
            <text:p>67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formula="of:=[.A192]&amp;[.B192]" office:value-type="string" office:string-value="82," calcext:value-type="string">
            <text:p>82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formula="of:=[.A193]&amp;[.B193]" office:value-type="string" office:string-value="92," calcext:value-type="string">
            <text:p>92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formula="of:=[.A194]&amp;[.B194]" office:value-type="string" office:string-value="94," calcext:value-type="string">
            <text:p>94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formula="of:=[.A195]&amp;[.B195]" office:value-type="string" office:string-value="85," calcext:value-type="string">
            <text:p>85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formula="of:=[.A196]&amp;[.B196]" office:value-type="string" office:string-value="73," calcext:value-type="string">
            <text:p>73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formula="of:=[.A197]&amp;[.B197]" office:value-type="string" office:string-value="56," calcext:value-type="string">
            <text:p>56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formula="of:=[.A198]&amp;[.B198]" office:value-type="string" office:string-value="29," calcext:value-type="string">
            <text:p>29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A199]&amp;[.B199]" office:value-type="string" office:string-value="10," calcext:value-type="string">
            <text:p>10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formula="of:=[.A200]&amp;[.B200]" office:value-type="string" office:string-value="62," calcext:value-type="string">
            <text:p>62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formula="of:=[.A201]&amp;[.B201]" office:value-type="string" office:string-value="76," calcext:value-type="string">
            <text:p>76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formula="of:=[.A202]&amp;[.B202]" office:value-type="string" office:string-value="91," calcext:value-type="string">
            <text:p>91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formula="of:=[.A203]&amp;[.B203]" office:value-type="string" office:string-value="98," calcext:value-type="string">
            <text:p>98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formula="of:=[.A204]&amp;[.B204]" office:value-type="string" office:string-value="101," calcext:value-type="string">
            <text:p>101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formula="of:=[.A205]&amp;[.B205]" office:value-type="string" office:string-value="90," calcext:value-type="string">
            <text:p>90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formula="of:=[.A206]&amp;[.B206]" office:value-type="string" office:string-value="79," calcext:value-type="string">
            <text:p>79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formula="of:=[.A207]&amp;[.B207]" office:value-type="string" office:string-value="64," calcext:value-type="string">
            <text:p>64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A208]&amp;[.B208]" office:value-type="string" office:string-value="14," calcext:value-type="string">
            <text:p>14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A209]&amp;[.B209]" office:value-type="string" office:string-value="6," calcext:value-type="string">
            <text:p>6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formula="of:=[.A210]&amp;[.B210]" office:value-type="string" office:string-value="65," calcext:value-type="string">
            <text:p>65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formula="of:=[.A211]&amp;[.B211]" office:value-type="string" office:string-value="83," calcext:value-type="string">
            <text:p>83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formula="of:=[.A212]&amp;[.B212]" office:value-type="string" office:string-value="93," calcext:value-type="string">
            <text:p>93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formula="of:=[.A213]&amp;[.B213]" office:value-type="string" office:string-value="103," calcext:value-type="string">
            <text:p>103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formula="of:=[.A214]&amp;[.B214]" office:value-type="string" office:string-value="103," calcext:value-type="string">
            <text:p>103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formula="of:=[.A215]&amp;[.B215]" office:value-type="string" office:string-value="93," calcext:value-type="string">
            <text:p>93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formula="of:=[.A216]&amp;[.B216]" office:value-type="string" office:string-value="82," calcext:value-type="string">
            <text:p>82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formula="of:=[.A217]&amp;[.B217]" office:value-type="string" office:string-value="55," calcext:value-type="string">
            <text:p>55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A218]&amp;[.B218]" office:value-type="string" office:string-value="12," calcext:value-type="string">
            <text:p>12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A219]&amp;[.B219]" office:value-type="string" office:string-value="4," calcext:value-type="string">
            <text:p>4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formula="of:=[.A220]&amp;[.B220]" office:value-type="string" office:string-value="67," calcext:value-type="string">
            <text:p>67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formula="of:=[.A221]&amp;[.B221]" office:value-type="string" office:string-value="81," calcext:value-type="string">
            <text:p>81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formula="of:=[.A222]&amp;[.B222]" office:value-type="string" office:string-value="93," calcext:value-type="string">
            <text:p>93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formula="of:=[.A223]&amp;[.B223]" office:value-type="string" office:string-value="103," calcext:value-type="string">
            <text:p>103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formula="of:=[.A224]&amp;[.B224]" office:value-type="string" office:string-value="104," calcext:value-type="string">
            <text:p>104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formula="of:=[.A225]&amp;[.B225]" office:value-type="string" office:string-value="97," calcext:value-type="string">
            <text:p>97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formula="of:=[.A226]&amp;[.B226]" office:value-type="string" office:string-value="86," calcext:value-type="string">
            <text:p>86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formula="of:=[.A227]&amp;[.B227]" office:value-type="string" office:string-value="43," calcext:value-type="string">
            <text:p>43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A228]&amp;[.B228]" office:value-type="string" office:string-value="10," calcext:value-type="string">
            <text:p>10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A229]&amp;[.B229]" office:value-type="string" office:string-value="2," calcext:value-type="string">
            <text:p>2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A230]&amp;[.B230]" office:value-type="string" office:string-value="57," calcext:value-type="string">
            <text:p>57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formula="of:=[.A231]&amp;[.B231]" office:value-type="string" office:string-value="82," calcext:value-type="string">
            <text:p>82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table:formula="of:=[.A232]&amp;[.B232]" office:value-type="string" office:string-value="95," calcext:value-type="string">
            <text:p>95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formula="of:=[.A233]&amp;[.B233]" office:value-type="string" office:string-value="104," calcext:value-type="string">
            <text:p>104,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formula="of:=[.A234]&amp;[.B234]" office:value-type="string" office:string-value="106," calcext:value-type="string">
            <text:p>106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formula="of:=[.A235]&amp;[.B235]" office:value-type="string" office:string-value="98," calcext:value-type="string">
            <text:p>98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formula="of:=[.A236]&amp;[.B236]" office:value-type="string" office:string-value="89," calcext:value-type="string">
            <text:p>89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formula="of:=[.A237]&amp;[.B237]" office:value-type="string" office:string-value="26," calcext:value-type="string">
            <text:p>26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A238]&amp;[.B238]" office:value-type="string" office:string-value="9," calcext:value-type="string">
            <text:p>9,</text:p>
          </table:table-cell>
        </table:table-row>
      </table:table>
      <table:named-expressions/>
      <table:database-ranges>
        <table:database-range table:name="__Anonymous_Sheet_DB__0" table:target-range-address="Sheet2.A2:Sheet2.N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6:12:40.332966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22:58:42.835525582</meta:creation-date>
    <dc:date>2017-09-17T16:22:47.663079052</dc:date>
    <meta:editing-duration>P1DT20H6M39S</meta:editing-duration>
    <meta:editing-cycles>16</meta:editing-cycles>
    <meta:generator>LibreOffice/5.1.6.2$Linux_X86_64 LibreOffice_project/10m0$Build-2</meta:generator>
    <meta:document-statistic meta:table-count="2" meta:cell-count="40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3.173cm" svg:height="17.858cm" xlink:href=".." xlink:type="simple" chart:class="chart:scatter" chart:style-name="ch1">
        <chart:legend chart:legend-position="end" svg:x="40.691cm" svg:y="6.638cm" style:legend-expansion="high" chart:style-name="ch2"/>
        <chart:plot-area chart:style-name="ch3" table:cell-range-address="Sheet2.E1:Sheet2.N239" chart:data-source-has-labels="row" svg:x="0.863cm" svg:y="0.357cm" svg:width="38.965cm" svg:height="17.144cm">
          <chartooo:coordinate-region svg:x="1.484cm" svg:y="0.556cm" svg:width="37.786cm" svg:height="16.2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2:Sheet2.F239" chart:label-cell-address="Sheet2.F1:Sheet2.F1" chart:class="chart:scatter">
            <chart:domain table:cell-range-address="Sheet2.E2:Sheet2.E239"/>
            <chart:data-point chart:repeated="238"/>
          </chart:series>
          <chart:series chart:style-name="ch7" chart:values-cell-range-address="Sheet2.G2:Sheet2.G239" chart:label-cell-address="Sheet2.G1:Sheet2.G1" chart:class="chart:scatter">
            <chart:data-point chart:repeated="238"/>
          </chart:series>
          <chart:series chart:style-name="ch8" chart:values-cell-range-address="Sheet2.H2:Sheet2.H239" chart:label-cell-address="Sheet2.H1:Sheet2.H1" chart:class="chart:scatter">
            <chart:data-point chart:repeated="238"/>
          </chart:series>
          <chart:series chart:style-name="ch9" chart:values-cell-range-address="Sheet2.I2:Sheet2.I239" chart:label-cell-address="Sheet2.I1:Sheet2.I1" chart:class="chart:scatter">
            <chart:data-point chart:repeated="238"/>
          </chart:series>
          <chart:series chart:style-name="ch10" chart:values-cell-range-address="Sheet2.J2:Sheet2.J239" chart:label-cell-address="Sheet2.J1:Sheet2.J1" chart:class="chart:scatter">
            <chart:data-point chart:repeated="238"/>
          </chart:series>
          <chart:series chart:style-name="ch11" chart:values-cell-range-address="Sheet2.K2:Sheet2.K239" chart:label-cell-address="Sheet2.K1:Sheet2.K1" chart:class="chart:scatter">
            <chart:data-point chart:repeated="238"/>
          </chart:series>
          <chart:series chart:style-name="ch12" chart:values-cell-range-address="Sheet2.L2:Sheet2.L239" chart:label-cell-address="Sheet2.L1:Sheet2.L1" chart:class="chart:scatter">
            <chart:data-point chart:repeated="238"/>
          </chart:series>
          <chart:series chart:style-name="ch13" chart:values-cell-range-address="Sheet2.M2:Sheet2.M239" chart:label-cell-address="Sheet2.M1:Sheet2.M1" chart:class="chart:scatter">
            <chart:data-point chart:repeated="238"/>
          </chart:series>
          <chart:series chart:style-name="ch14" chart:values-cell-range-address="Sheet2.N2:Sheet2.N239" chart:label-cell-address="Sheet2.N1:Sheet2.N1" chart:class="chart:scatter">
            <chart:data-point chart:repeated="23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ZONE1</text:p>
                <draw:g>
                  <svg:desc>Sheet2.F1:Sheet2.F1</svg:desc>
                </draw:g>
              </table:table-cell>
              <table:table-cell office:value-type="string">
                <text:p>ZONE2</text:p>
                <draw:g>
                  <svg:desc>Sheet2.G1:Sheet2.G1</svg:desc>
                </draw:g>
              </table:table-cell>
              <table:table-cell office:value-type="string">
                <text:p>ZONE3</text:p>
                <draw:g>
                  <svg:desc>Sheet2.H1:Sheet2.H1</svg:desc>
                </draw:g>
              </table:table-cell>
              <table:table-cell office:value-type="string">
                <text:p>ZONE4</text:p>
                <draw:g>
                  <svg:desc>Sheet2.I1:Sheet2.I1</svg:desc>
                </draw:g>
              </table:table-cell>
              <table:table-cell office:value-type="string">
                <text:p>ZONE5</text:p>
                <draw:g>
                  <svg:desc>Sheet2.J1:Sheet2.J1</svg:desc>
                </draw:g>
              </table:table-cell>
              <table:table-cell office:value-type="string">
                <text:p>ZONE6</text:p>
                <draw:g>
                  <svg:desc>Sheet2.K1:Sheet2.K1</svg:desc>
                </draw:g>
              </table:table-cell>
              <table:table-cell office:value-type="string">
                <text:p>ZONE7</text:p>
                <draw:g>
                  <svg:desc>Sheet2.L1:Sheet2.L1</svg:desc>
                </draw:g>
              </table:table-cell>
              <table:table-cell office:value-type="string">
                <text:p>ZONE8</text:p>
                <draw:g>
                  <svg:desc>Sheet2.M1:Sheet2.M1</svg:desc>
                </draw:g>
              </table:table-cell>
              <table:table-cell office:value-type="string">
                <text:p>ZONE9</text:p>
                <draw:g>
                  <svg:desc>Sheet2.N1:Sheet2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E2:Sheet2.E239</svg:desc>
                </draw:g>
              </table:table-cell>
              <table:table-cell office:value-type="float" office:value="23">
                <text:p>23</text:p>
                <draw:g>
                  <svg:desc>Sheet2.F2:Sheet2.F239</svg:desc>
                </draw:g>
              </table:table-cell>
              <table:table-cell office:value-type="float" office:value="22">
                <text:p>22</text:p>
                <draw:g>
                  <svg:desc>Sheet2.G2:Sheet2.G239</svg:desc>
                </draw:g>
              </table:table-cell>
              <table:table-cell office:value-type="float" office:value="23">
                <text:p>23</text:p>
                <draw:g>
                  <svg:desc>Sheet2.H2:Sheet2.H239</svg:desc>
                </draw:g>
              </table:table-cell>
              <table:table-cell office:value-type="float" office:value="55">
                <text:p>55</text:p>
                <draw:g>
                  <svg:desc>Sheet2.I2:Sheet2.I239</svg:desc>
                </draw:g>
              </table:table-cell>
              <table:table-cell office:value-type="float" office:value="26">
                <text:p>26</text:p>
                <draw:g>
                  <svg:desc>Sheet2.J2:Sheet2.J239</svg:desc>
                </draw:g>
              </table:table-cell>
              <table:table-cell office:value-type="float" office:value="26">
                <text:p>26</text:p>
                <draw:g>
                  <svg:desc>Sheet2.K2:Sheet2.K239</svg:desc>
                </draw:g>
              </table:table-cell>
              <table:table-cell office:value-type="float" office:value="74">
                <text:p>74</text:p>
                <draw:g>
                  <svg:desc>Sheet2.L2:Sheet2.L239</svg:desc>
                </draw:g>
              </table:table-cell>
              <table:table-cell office:value-type="float" office:value="77">
                <text:p>77</text:p>
                <draw:g>
                  <svg:desc>Sheet2.M2:Sheet2.M239</svg:desc>
                </draw:g>
              </table:table-cell>
              <table:table-cell office:value-type="float" office:value="49">
                <text:p>49</text:p>
                <draw:g>
                  <svg:desc>Sheet2.N2:Sheet2.N2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69">
                <text:p>69</text:p>
              </table:table-cell>
              <table:table-cell office:value-type="float" office:value="29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111">
                <text:p>1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103">
                <text:p>103</text:p>
              </table:table-cell>
              <table:table-cell office:value-type="float" office:value="41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53">
                <text:p>53</text:p>
              </table:table-cell>
              <table:table-cell office:value-type="float" office:value="92">
                <text:p>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32">
                <text:p>32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  <table:table-cell office:value-type="float" office:value="104">
                <text:p>104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1">
                <text:p>61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103">
                <text:p>103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">
                <text:p>151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111">
                <text:p>1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">
                <text:p>152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75">
                <text:p>75</text:p>
              </table:table-cell>
              <table:table-cell office:value-type="float" office:value="98">
                <text:p>98</text:p>
              </table:table-cell>
              <table:table-cell office:value-type="float" office:value="34">
                <text:p>34</text:p>
              </table:table-cell>
              <table:table-cell office:value-type="float" office:value="77">
                <text:p>77</text:p>
              </table:table-cell>
              <table:table-cell office:value-type="float" office:value="106">
                <text:p>1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">
                <text:p>153</text:p>
              </table:table-cell>
              <table:table-cell office:value-type="float" office:value="37">
                <text:p>37</text:p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95">
                <text:p>95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">
                <text:p>154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04">
                <text:p>104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">
                <text:p>15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102">
                <text:p>102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">
                <text:p>15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1">
                <text:p>5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05">
                <text:p>105</text:p>
              </table:table-cell>
              <table:table-cell office:value-type="float" office:value="94">
                <text:p>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">
                <text:p>321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">
                <text:p>322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96">
                <text:p>96</text:p>
              </table:table-cell>
              <table:table-cell office:value-type="float" office:value="33">
                <text:p>33</text:p>
              </table:table-cell>
              <table:table-cell office:value-type="float" office:value="76">
                <text:p>76</text:p>
              </table:table-cell>
              <table:table-cell office:value-type="float" office:value="104">
                <text:p>1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94">
                <text:p>94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">
                <text:p>324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  <table:table-cell office:value-type="float" office:value="102">
                <text:p>102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">
                <text:p>32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">
                <text:p>32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">
                <text:p>32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">
                <text:p>46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87">
                <text:p>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1">
                <text:p>46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107">
                <text:p>1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2">
                <text:p>46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3">
                <text:p>46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4">
                <text:p>46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5">
                <text:p>46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">
                <text:p>46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89">
                <text:p>89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7">
                <text:p>46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8">
                <text:p>46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9">
                <text:p>46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1">
                <text:p>60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2">
                <text:p>60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3">
                <text:p>60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4">
                <text:p>60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6">
                <text:p>60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7">
                <text:p>60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8">
                <text:p>60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9">
                <text:p>60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0">
                <text:p>74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1">
                <text:p>74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2">
                <text:p>74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3">
                <text:p>74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4">
                <text:p>74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5">
                <text:p>74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6">
                <text:p>74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7">
                <text:p>74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8">
                <text:p>74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9">
                <text:p>74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0">
                <text:p>91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1">
                <text:p>91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2">
                <text:p>91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81">
                <text:p>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3">
                <text:p>91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4">
                <text:p>91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5">
                <text:p>91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6">
                <text:p>91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7">
                <text:p>91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8">
                <text:p>91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9">
                <text:p>91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0">
                <text:p>105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1">
                <text:p>105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52">
                <text:p>105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3">
                <text:p>105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54">
                <text:p>105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5">
                <text:p>105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6">
                <text:p>105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57">
                <text:p>105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8">
                <text:p>105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9">
                <text:p>105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10">
                <text:p>121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1">
                <text:p>121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2">
                <text:p>121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13">
                <text:p>121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4">
                <text:p>121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5">
                <text:p>121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6">
                <text:p>121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17">
                <text:p>121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18">
                <text:p>121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9">
                <text:p>121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0">
                <text:p>135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51">
                <text:p>135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52">
                <text:p>135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3">
                <text:p>135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54">
                <text:p>135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55">
                <text:p>135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56">
                <text:p>135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57">
                <text:p>135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58">
                <text:p>135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9">
                <text:p>135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20">
                <text:p>15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1">
                <text:p>15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22">
                <text:p>15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23">
                <text:p>15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24">
                <text:p>15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25">
                <text:p>152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26">
                <text:p>152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27">
                <text:p>152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28">
                <text:p>15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29">
                <text:p>152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0">
                <text:p>166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1">
                <text:p>166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2">
                <text:p>166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63">
                <text:p>166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4">
                <text:p>166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65">
                <text:p>166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66">
                <text:p>166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67">
                <text:p>166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68">
                <text:p>166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69">
                <text:p>166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20">
                <text:p>18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21">
                <text:p>18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2">
                <text:p>18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23">
                <text:p>18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24">
                <text:p>18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25">
                <text:p>182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26">
                <text:p>182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27">
                <text:p>182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28">
                <text:p>182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29">
                <text:p>182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60">
                <text:p>196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61">
                <text:p>196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62">
                <text:p>196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63">
                <text:p>196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64">
                <text:p>196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65">
                <text:p>196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66">
                <text:p>196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67">
                <text:p>196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68">
                <text:p>196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69">
                <text:p>196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30">
                <text:p>21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31">
                <text:p>213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2">
                <text:p>21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33">
                <text:p>213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34">
                <text:p>213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35">
                <text:p>213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36">
                <text:p>213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37">
                <text:p>213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38">
                <text:p>213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39">
                <text:p>213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70">
                <text:p>227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71">
                <text:p>227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72">
                <text:p>227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73">
                <text:p>227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74">
                <text:p>227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75">
                <text:p>227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76">
                <text:p>227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77">
                <text:p>227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78">
                <text:p>227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79">
                <text:p>227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40">
                <text:p>244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59">
                <text:p>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41">
                <text:p>244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42">
                <text:p>244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43">
                <text:p>244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44">
                <text:p>244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45">
                <text:p>244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46">
                <text:p>244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47">
                <text:p>244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48">
                <text:p>244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49">
                <text:p>244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80">
                <text:p>258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81">
                <text:p>258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82">
                <text:p>258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  <table:table-cell office:value-type="float" office:value="88">
                <text:p>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83">
                <text:p>258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84">
                <text:p>258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85">
                <text:p>258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86">
                <text:p>258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87">
                <text:p>258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88">
                <text:p>258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89">
                <text:p>258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40">
                <text:p>274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41">
                <text:p>274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42">
                <text:p>274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67">
                <text:p>67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43">
                <text:p>274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44">
                <text:p>274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45">
                <text:p>274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46">
                <text:p>274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47">
                <text:p>274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49">
                <text:p>274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80">
                <text:p>288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81">
                <text:p>288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82">
                <text:p>288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  <table:table-cell office:value-type="float" office:value="95">
                <text:p>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3">
                <text:p>288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81">
                <text:p>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84">
                <text:p>288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85">
                <text:p>288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86">
                <text:p>288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87">
                <text:p>288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88">
                <text:p>288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89">
                <text:p>288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50">
                <text:p>305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51">
                <text:p>305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108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52">
                <text:p>305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95">
                <text:p>95</text:p>
              </table:table-cell>
              <table:table-cell office:value-type="float" office:value="44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99">
                <text:p>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53">
                <text:p>305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42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54">
                <text:p>305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  <table:table-cell office:value-type="float" office:value="94">
                <text:p>94</text:p>
              </table:table-cell>
              <table:table-cell office:value-type="float" office:value="29">
                <text:p>29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55">
                <text:p>3055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56">
                <text:p>305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57">
                <text:p>305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58">
                <text:p>305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59">
                <text:p>305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90">
                <text:p>319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91">
                <text:p>3191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08">
                <text:p>1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92">
                <text:p>3192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93">
                <text:p>3193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6">
                <text:p>46</text:p>
              </table:table-cell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94">
                <text:p>3194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95">
                <text:p>3195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53">
                <text:p>53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96">
                <text:p>319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88">
                <text:p>8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97">
                <text:p>319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98">
                <text:p>319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99">
                <text:p>319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50">
                <text:p>335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75">
                <text:p>75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51">
                <text:p>3351</text:p>
              </table:table-cell>
              <table:table-cell office:value-type="float" office:value="67">
                <text:p>6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29">
                <text:p>29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52">
                <text:p>3352</text:p>
              </table:table-cell>
              <table:table-cell office:value-type="float" office:value="52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23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53">
                <text:p>3353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89">
                <text:p>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54">
                <text:p>3354</text:p>
              </table:table-cell>
              <table:table-cell office:value-type="float" office:value="24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  <table:table-cell office:value-type="float" office:value="31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55">
                <text:p>3355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56">
                <text:p>335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98">
                <text:p>98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57">
                <text:p>335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58">
                <text:p>335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59">
                <text:p>335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0">
                <text:p>349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82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1">
                <text:p>3491</text:p>
              </table:table-cell>
              <table:table-cell office:value-type="float" office:value="62">
                <text:p>6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88">
                <text:p>88</text:p>
              </table:table-cell>
              <table:table-cell office:value-type="float" office:value="111">
                <text:p>1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2">
                <text:p>3492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3">
                <text:p>3493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48">
                <text:p>48</text:p>
              </table:table-cell>
              <table:table-cell office:value-type="float" office:value="89">
                <text:p>8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4">
                <text:p>3494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  <table:table-cell office:value-type="float" office:value="33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5">
                <text:p>3495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103">
                <text:p>103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6">
                <text:p>349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7">
                <text:p>349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8">
                <text:p>349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